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900000049711C9171654E78D9.png" manifest:media-type="image/png"/>
  <manifest:file-entry manifest:full-path="Pictures/100007E00000078B0000078BA5D6E962A0E84187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Arial, Helvetica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4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4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4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769917" fo:background-color="transparent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5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5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5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5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5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5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5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5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5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7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8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8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8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8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8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8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8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8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8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91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92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e5e62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37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38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13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4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4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42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90fbc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143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144" style:family="paragraph" style:parent-style-name="Heading_20_1">
      <style:paragraph-properties fo:line-height="100%"/>
    </style:style>
    <style:style style:name="P14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4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4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4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49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15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5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5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53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54" style:family="paragraph" style:parent-style-name="Standard" style:list-style-name="L1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7c8768" officeooo:paragraph-rsid="017c8768" style:font-style-asian="normal" style:font-style-complex="normal"/>
    </style:style>
    <style:style style:name="P155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56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fa96f" officeooo:paragraph-rsid="01804e50"/>
    </style:style>
    <style:style style:name="P157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158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59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1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769917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1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1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7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7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7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7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7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7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8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8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8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8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8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8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769917" fo:background-color="transparent"/>
    </style:style>
    <style:style style:name="P18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856dd0" fo:background-color="transparent"/>
    </style:style>
    <style:style style:name="P18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173eb41" style:font-style-asian="italic" style:font-style-complex="italic"/>
    </style:style>
    <style:style style:name="T6" style:family="text">
      <style:text-properties fo:font-style="italic" officeooo:rsid="01681a56" style:font-style-asian="italic" style:font-style-complex="italic"/>
    </style:style>
    <style:style style:name="T7" style:family="text">
      <style:text-properties fo:font-style="italic" officeooo:rsid="0174dcfa" style:font-style-asian="italic" style:font-style-complex="italic"/>
    </style:style>
    <style:style style:name="T8" style:family="text">
      <style:text-properties fo:font-style="italic" officeooo:rsid="013138b5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0a4fce" style:font-style-asian="italic" style:font-style-complex="italic"/>
    </style:style>
    <style:style style:name="T11" style:family="text">
      <style:text-properties fo:font-style="italic" officeooo:rsid="00f94841" style:font-style-asian="italic" style:font-style-complex="italic"/>
    </style:style>
    <style:style style:name="T12" style:family="text">
      <style:text-properties fo:font-style="italic" officeooo:rsid="0100d3be" style:font-style-asian="italic" style:font-style-complex="italic"/>
    </style:style>
    <style:style style:name="T13" style:family="text">
      <style:text-properties fo:font-style="italic" officeooo:rsid="00c2d31a" style:font-style-asian="italic" style:font-style-complex="italic"/>
    </style:style>
    <style:style style:name="T14" style:family="text">
      <style:text-properties fo:font-style="italic" officeooo:rsid="00c13698" style:font-style-asian="italic" style:font-style-complex="italic"/>
    </style:style>
    <style:style style:name="T15" style:family="text">
      <style:text-properties fo:font-style="italic" style:text-underline-style="none" fo:font-weight="normal" officeooo:rsid="0173eb41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1681a56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43bc7d" style:font-style-asian="italic" style:font-weight-asian="normal" style:font-style-complex="italic" style:font-weight-complex="normal"/>
    </style:style>
    <style:style style:name="T43" style:family="text">
      <style:text-properties officeooo:rsid="00fedcab"/>
    </style:style>
    <style:style style:name="T44" style:family="text">
      <style:text-properties officeooo:rsid="0013b216"/>
    </style:style>
    <style:style style:name="T45" style:family="text">
      <style:text-properties officeooo:rsid="00894806"/>
    </style:style>
    <style:style style:name="T46" style:family="text">
      <style:text-properties officeooo:rsid="00043d37"/>
    </style:style>
    <style:style style:name="T47" style:family="text">
      <style:text-properties officeooo:rsid="00408209"/>
    </style:style>
    <style:style style:name="T48" style:family="text">
      <style:text-properties officeooo:rsid="00f94841"/>
    </style:style>
    <style:style style:name="T49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" style:font-size-complex="14pt"/>
    </style:style>
    <style:style style:name="T50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" style:font-size-complex="14pt"/>
    </style:style>
    <style:style style:name="T51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" style:font-size-complex="14pt"/>
    </style:style>
    <style:style style:name="T52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" style:font-size-complex="14pt"/>
    </style:style>
    <style:style style:name="T53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" style:font-size-complex="14pt"/>
    </style:style>
    <style:style style:name="T54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" style:font-size-complex="14pt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043d37"/>
    </style:style>
    <style:style style:name="T57" style:family="text">
      <style:text-properties style:text-underline-style="solid" style:text-underline-width="auto" style:text-underline-color="font-color" officeooo:rsid="00bfd4bd"/>
    </style:style>
    <style:style style:name="T58" style:family="text">
      <style:text-properties style:text-underline-style="solid" style:text-underline-width="auto" style:text-underline-color="font-color" officeooo:rsid="000a08d6"/>
    </style:style>
    <style:style style:name="T59" style:family="text">
      <style:text-properties style:text-underline-style="solid" style:text-underline-width="auto" style:text-underline-color="font-color" officeooo:rsid="00061718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23b5ad" style:font-weight-asian="normal" style:font-weight-complex="normal"/>
    </style:style>
    <style:style style:name="T63" style:family="text">
      <style:text-properties fo:font-weight="normal" officeooo:rsid="0004f1de" style:font-weight-asian="normal" style:font-weight-complex="normal"/>
    </style:style>
    <style:style style:name="T64" style:family="text">
      <style:text-properties fo:font-weight="normal" officeooo:rsid="007bcff0" style:font-weight-asian="normal" style:font-weight-complex="normal"/>
    </style:style>
    <style:style style:name="T65" style:family="text">
      <style:text-properties fo:font-weight="normal" officeooo:rsid="015be59a" style:font-weight-asian="normal" style:font-weight-complex="normal"/>
    </style:style>
    <style:style style:name="T66" style:family="text">
      <style:text-properties fo:font-weight="normal" officeooo:rsid="0143bc7d" style:font-weight-asian="normal" style:font-weight-complex="normal"/>
    </style:style>
    <style:style style:name="T67" style:family="text">
      <style:text-properties fo:font-weight="normal" officeooo:rsid="01769917" style:font-weight-asian="normal" style:font-weight-complex="normal"/>
    </style:style>
    <style:style style:name="T68" style:family="text">
      <style:text-properties fo:font-weight="normal" officeooo:rsid="0168b753" style:font-weight-asian="normal" style:font-weight-complex="normal"/>
    </style:style>
    <style:style style:name="T69" style:family="text">
      <style:text-properties fo:font-weight="normal" officeooo:rsid="0135c58f" style:font-weight-asian="normal" style:font-weight-complex="normal"/>
    </style:style>
    <style:style style:name="T70" style:family="text">
      <style:text-properties fo:font-weight="normal" officeooo:rsid="00f94841" style:font-weight-asian="normal" style:font-weight-complex="normal"/>
    </style:style>
    <style:style style:name="T71" style:family="text">
      <style:text-properties fo:font-weight="normal" officeooo:rsid="00d26a3f" style:font-weight-asian="normal" style:font-weight-complex="normal"/>
    </style:style>
    <style:style style:name="T72" style:family="text">
      <style:text-properties fo:font-weight="normal" officeooo:rsid="00059c96" style:font-weight-asian="normal" style:font-weight-complex="normal"/>
    </style:style>
    <style:style style:name="T73" style:family="text">
      <style:text-properties fo:font-weight="normal" officeooo:rsid="0042c288" style:font-weight-asian="normal" style:font-weight-complex="normal"/>
    </style:style>
    <style:style style:name="T74" style:family="text">
      <style:text-properties fo:font-weight="normal" officeooo:rsid="00bcd624" style:font-weight-asian="normal" style:font-weight-complex="normal"/>
    </style:style>
    <style:style style:name="T75" style:family="text">
      <style:text-properties fo:font-weight="normal" officeooo:rsid="0051f07d" style:font-weight-asian="normal" style:font-weight-complex="normal"/>
    </style:style>
    <style:style style:name="T76" style:family="text">
      <style:text-properties fo:font-weight="normal" officeooo:rsid="00e504a4" style:font-weight-asian="normal" style:font-weight-complex="normal"/>
    </style:style>
    <style:style style:name="T77" style:family="text">
      <style:text-properties fo:font-weight="normal" officeooo:rsid="00a8c0e9" style:font-weight-asian="normal" style:font-weight-complex="normal"/>
    </style:style>
    <style:style style:name="T78" style:family="text">
      <style:text-properties fo:font-weight="normal" officeooo:rsid="004124e5" style:font-weight-asian="normal" style:font-weight-complex="normal"/>
    </style:style>
    <style:style style:name="T79" style:family="text">
      <style:text-properties fo:font-weight="normal" officeooo:rsid="00420662" style:font-weight-asian="normal" style:font-weight-complex="normal"/>
    </style:style>
    <style:style style:name="T80" style:family="text">
      <style:text-properties fo:font-weight="normal" officeooo:rsid="00061718" style:font-weight-asian="normal" style:font-weight-complex="normal"/>
    </style:style>
    <style:style style:name="T81" style:family="text">
      <style:text-properties fo:font-weight="normal" officeooo:rsid="00aa75c1" style:font-weight-asian="normal" style:font-weight-complex="normal"/>
    </style:style>
    <style:style style:name="T82" style:family="text">
      <style:text-properties fo:font-weight="normal" officeooo:rsid="008d8493" style:font-weight-asian="normal" style:font-weight-complex="normal"/>
    </style:style>
    <style:style style:name="T83" style:family="text">
      <style:text-properties fo:font-weight="normal" officeooo:rsid="009f0e7f" style:font-weight-asian="normal" style:font-weight-complex="normal"/>
    </style:style>
    <style:style style:name="T84" style:family="text">
      <style:text-properties fo:font-weight="normal" officeooo:rsid="008deecb" style:font-weight-asian="normal" style:font-weight-complex="normal"/>
    </style:style>
    <style:style style:name="T85" style:family="text">
      <style:text-properties fo:font-weight="normal" officeooo:rsid="004c7182" style:font-weight-asian="normal" style:font-weight-complex="normal"/>
    </style:style>
    <style:style style:name="T86" style:family="text">
      <style:text-properties fo:font-weight="normal" officeooo:rsid="0043858c" style:font-weight-asian="normal" style:font-weight-complex="normal"/>
    </style:style>
    <style:style style:name="T87" style:family="text">
      <style:text-properties fo:font-weight="normal" officeooo:rsid="0145520a" style:font-weight-asian="normal" style:font-weight-complex="normal"/>
    </style:style>
    <style:style style:name="T88" style:family="text">
      <style:text-properties fo:font-weight="normal" officeooo:rsid="0030463c" style:font-weight-asian="normal" style:font-weight-complex="normal"/>
    </style:style>
    <style:style style:name="T89" style:family="text">
      <style:text-properties fo:font-weight="normal" officeooo:rsid="004e0ee6" style:font-weight-asian="normal" style:font-weight-complex="normal"/>
    </style:style>
    <style:style style:name="T90" style:family="text">
      <style:text-properties fo:font-weight="normal" officeooo:rsid="0118fd61" style:font-weight-asian="normal" style:font-weight-complex="normal"/>
    </style:style>
    <style:style style:name="T91" style:family="text">
      <style:text-properties fo:font-weight="normal" officeooo:rsid="006e9e53" style:font-weight-asian="normal" style:font-weight-complex="normal"/>
    </style:style>
    <style:style style:name="T92" style:family="text">
      <style:text-properties fo:font-weight="normal" officeooo:rsid="003db249" style:font-weight-asian="normal" style:font-weight-complex="normal"/>
    </style:style>
    <style:style style:name="T93" style:family="text">
      <style:text-properties fo:font-weight="normal" officeooo:rsid="012e1997" style:font-weight-asian="normal" style:font-weight-complex="normal"/>
    </style:style>
    <style:style style:name="T94" style:family="text">
      <style:text-properties fo:font-weight="normal" officeooo:rsid="017de84f" style:font-weight-asian="normal" style:font-weight-complex="normal"/>
    </style:style>
    <style:style style:name="T95" style:family="text">
      <style:text-properties fo:font-weight="normal" officeooo:rsid="00072975" style:font-weight-asian="normal" style:font-weight-complex="normal"/>
    </style:style>
    <style:style style:name="T96" style:family="text">
      <style:text-properties fo:font-weight="normal" officeooo:rsid="011a3dc9" style:font-weight-asian="normal" style:font-weight-complex="normal"/>
    </style:style>
    <style:style style:name="T97" style:family="text">
      <style:text-properties fo:font-weight="normal" officeooo:rsid="011b937a" style:font-weight-asian="normal" style:font-weight-complex="normal"/>
    </style:style>
    <style:style style:name="T98" style:family="text">
      <style:text-properties fo:font-weight="normal" officeooo:rsid="0092b48e" style:font-weight-asian="normal" style:font-weight-complex="normal"/>
    </style:style>
    <style:style style:name="T99" style:family="text">
      <style:text-properties fo:font-weight="normal" officeooo:rsid="005ccf0d" style:font-weight-asian="normal" style:font-weight-complex="normal"/>
    </style:style>
    <style:style style:name="T100" style:family="text">
      <style:text-properties fo:font-weight="normal" officeooo:rsid="0032041a" style:font-weight-asian="normal" style:font-weight-complex="normal"/>
    </style:style>
    <style:style style:name="T101" style:family="text">
      <style:text-properties fo:font-weight="normal" officeooo:rsid="0040d982" style:font-weight-asian="normal" style:font-weight-complex="normal"/>
    </style:style>
    <style:style style:name="T102" style:family="text">
      <style:text-properties fo:font-weight="normal" officeooo:rsid="00745ad9" style:font-weight-asian="normal" style:font-weight-complex="normal"/>
    </style:style>
    <style:style style:name="T103" style:family="text">
      <style:text-properties fo:font-weight="normal" officeooo:rsid="0140ac1e" style:font-weight-asian="normal" style:font-weight-complex="normal"/>
    </style:style>
    <style:style style:name="T104" style:family="text">
      <style:text-properties fo:font-weight="normal" officeooo:rsid="00194778" style:font-weight-asian="normal" style:font-weight-complex="normal"/>
    </style:style>
    <style:style style:name="T105" style:family="text">
      <style:text-properties fo:font-weight="normal" officeooo:rsid="0053cdb5" style:font-weight-asian="normal" style:font-weight-complex="normal"/>
    </style:style>
    <style:style style:name="T106" style:family="text">
      <style:text-properties fo:font-weight="normal" officeooo:rsid="018146c7" style:font-weight-asian="normal" style:font-weight-complex="normal"/>
    </style:style>
    <style:style style:name="T107" style:family="text">
      <style:text-properties fo:font-weight="normal" officeooo:rsid="01856dd0" style:font-weight-asian="normal" style:font-weight-complex="normal"/>
    </style:style>
    <style:style style:name="T108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111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112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113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114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115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116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17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18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19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20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21" style:family="text">
      <style:text-properties style:text-underline-style="none" fo:font-weight="normal" style:font-weight-asian="normal" style:font-weight-complex="normal"/>
    </style:style>
    <style:style style:name="T122" style:family="text">
      <style:text-properties style:text-underline-style="none" fo:font-weight="normal" officeooo:rsid="00c3c71b" style:font-weight-asian="normal" style:font-weight-complex="normal"/>
    </style:style>
    <style:style style:name="T123" style:family="text">
      <style:text-properties style:text-underline-style="none" fo:font-weight="normal" officeooo:rsid="0004f1de" style:font-weight-asian="normal" style:font-weight-complex="normal"/>
    </style:style>
    <style:style style:name="T124" style:family="text">
      <style:text-properties style:text-underline-style="none" fo:font-weight="normal" officeooo:rsid="0173eb41" style:font-weight-asian="normal" style:font-weight-complex="normal"/>
    </style:style>
    <style:style style:name="T125" style:family="text">
      <style:text-properties style:text-underline-style="none" fo:font-weight="normal" officeooo:rsid="00b7427f" style:font-weight-asian="normal" style:font-weight-complex="normal"/>
    </style:style>
    <style:style style:name="T126" style:family="text">
      <style:text-properties style:text-underline-style="none" fo:font-weight="normal" officeooo:rsid="00bfe78f" style:font-weight-asian="normal" style:font-weight-complex="normal"/>
    </style:style>
    <style:style style:name="T127" style:family="text">
      <style:text-properties style:text-underline-style="none" fo:font-weight="normal" officeooo:rsid="008a6699" style:font-weight-asian="normal" style:font-weight-complex="normal"/>
    </style:style>
    <style:style style:name="T128" style:family="text">
      <style:text-properties style:text-underline-style="none" fo:font-weight="normal" officeooo:rsid="00d26a3f" style:font-weight-asian="normal" style:font-weight-complex="normal"/>
    </style:style>
    <style:style style:name="T129" style:family="text">
      <style:text-properties style:text-underline-style="none" fo:font-weight="normal" officeooo:rsid="00059c96" style:font-weight-asian="normal" style:font-weight-complex="normal"/>
    </style:style>
    <style:style style:name="T130" style:family="text">
      <style:text-properties style:text-underline-style="none" fo:font-weight="normal" officeooo:rsid="00754e19" style:font-weight-asian="normal" style:font-weight-complex="normal"/>
    </style:style>
    <style:style style:name="T131" style:family="text">
      <style:text-properties style:text-underline-style="none" fo:font-weight="normal" officeooo:rsid="0042c288" style:font-weight-asian="normal" style:font-weight-complex="normal"/>
    </style:style>
    <style:style style:name="T132" style:family="text">
      <style:text-properties style:text-underline-style="none" fo:font-weight="normal" officeooo:rsid="004124e5" style:font-weight-asian="normal" style:font-weight-complex="normal"/>
    </style:style>
    <style:style style:name="T133" style:family="text">
      <style:text-properties style:text-underline-style="none" fo:font-weight="normal" officeooo:rsid="00420662" style:font-weight-asian="normal" style:font-weight-complex="normal"/>
    </style:style>
    <style:style style:name="T134" style:family="text">
      <style:text-properties style:text-underline-style="none" fo:font-weight="normal" officeooo:rsid="00061718" style:font-weight-asian="normal" style:font-weight-complex="normal"/>
    </style:style>
    <style:style style:name="T135" style:family="text">
      <style:text-properties style:text-underline-style="none" fo:font-weight="normal" officeooo:rsid="00da04e3" style:font-weight-asian="normal" style:font-weight-complex="normal"/>
    </style:style>
    <style:style style:name="T136" style:family="text">
      <style:text-properties style:text-underline-style="none" fo:font-weight="normal" officeooo:rsid="008deecb" style:font-weight-asian="normal" style:font-weight-complex="normal"/>
    </style:style>
    <style:style style:name="T137" style:family="text">
      <style:text-properties style:text-underline-style="none" fo:font-weight="normal" officeooo:rsid="0070ec7d" style:font-weight-asian="normal" style:font-weight-complex="normal"/>
    </style:style>
    <style:style style:name="T138" style:family="text">
      <style:text-properties style:text-underline-style="none" fo:font-weight="normal" officeooo:rsid="0097fbd1" style:font-weight-asian="normal" style:font-weight-complex="normal"/>
    </style:style>
    <style:style style:name="T139" style:family="text">
      <style:text-properties style:text-underline-style="none" fo:font-weight="normal" officeooo:rsid="0008bf16" style:font-weight-asian="normal" style:font-weight-complex="normal"/>
    </style:style>
    <style:style style:name="T140" style:family="text">
      <style:text-properties style:text-underline-style="none" fo:font-weight="normal" officeooo:rsid="0030e0a1" style:font-weight-asian="normal" style:font-weight-complex="normal"/>
    </style:style>
    <style:style style:name="T141" style:family="text">
      <style:text-properties style:text-underline-style="none" fo:font-weight="normal" officeooo:rsid="003574fe" style:font-weight-asian="normal" style:font-weight-complex="normal"/>
    </style:style>
    <style:style style:name="T142" style:family="text">
      <style:text-properties style:text-underline-style="none" fo:font-weight="normal" officeooo:rsid="00e504a4" style:font-weight-asian="normal" style:font-weight-complex="normal"/>
    </style:style>
    <style:style style:name="T143" style:family="text">
      <style:text-properties style:text-underline-style="none" fo:font-weight="normal" officeooo:rsid="004e0ee6" style:font-weight-asian="normal" style:font-weight-complex="normal"/>
    </style:style>
    <style:style style:name="T144" style:family="text">
      <style:text-properties style:text-underline-style="none" fo:font-weight="normal" officeooo:rsid="00f60c80" style:font-weight-asian="normal" style:font-weight-complex="normal"/>
    </style:style>
    <style:style style:name="T145" style:family="text">
      <style:text-properties style:text-underline-style="none" fo:font-weight="normal" officeooo:rsid="010d15dd" style:font-weight-asian="normal" style:font-weight-complex="normal"/>
    </style:style>
    <style:style style:name="T146" style:family="text">
      <style:text-properties style:text-underline-style="none" fo:font-weight="normal" officeooo:rsid="014a887b" style:font-weight-asian="normal" style:font-weight-complex="normal"/>
    </style:style>
    <style:style style:name="T147" style:family="text">
      <style:text-properties style:text-underline-style="none" fo:font-weight="normal" officeooo:rsid="0147d121" style:font-weight-asian="normal" style:font-weight-complex="normal"/>
    </style:style>
    <style:style style:name="T148" style:family="text">
      <style:text-properties style:text-underline-style="none" fo:font-weight="normal" officeooo:rsid="0147e4d3" style:font-weight-asian="normal" style:font-weight-complex="normal"/>
    </style:style>
    <style:style style:name="T149" style:family="text">
      <style:text-properties style:text-underline-style="none" fo:font-weight="normal" officeooo:rsid="0092b48e" style:font-weight-asian="normal" style:font-weight-complex="normal"/>
    </style:style>
    <style:style style:name="T150" style:family="text">
      <style:text-properties style:text-underline-style="none" fo:font-weight="normal" officeooo:rsid="00072975" style:font-weight-asian="normal" style:font-weight-complex="normal"/>
    </style:style>
    <style:style style:name="T151" style:family="text">
      <style:text-properties style:text-underline-style="none" fo:font-weight="normal" officeooo:rsid="00cd8f65" style:font-weight-asian="normal" style:font-weight-complex="normal"/>
    </style:style>
    <style:style style:name="T152" style:family="text">
      <style:text-properties style:text-underline-style="none" fo:font-weight="normal" officeooo:rsid="0013b216" style:font-weight-asian="normal" style:font-weight-complex="normal"/>
    </style:style>
    <style:style style:name="T153" style:family="text">
      <style:text-properties style:text-underline-style="none" fo:font-weight="normal" officeooo:rsid="0053cdb5" style:font-weight-asian="normal" style:font-weight-complex="normal"/>
    </style:style>
    <style:style style:name="T154" style:family="text">
      <style:text-properties style:text-underline-style="none" fo:font-weight="normal" officeooo:rsid="01681a56" style:font-weight-asian="normal" style:font-weight-complex="normal"/>
    </style:style>
    <style:style style:name="T155" style:family="text">
      <style:text-properties officeooo:rsid="00d60023"/>
    </style:style>
    <style:style style:name="T156" style:family="text">
      <style:text-properties officeooo:rsid="0040d982"/>
    </style:style>
    <style:style style:name="T157" style:family="text">
      <style:text-properties fo:font-style="normal" style:font-style-asian="normal" style:font-style-complex="normal"/>
    </style:style>
    <style:style style:name="T158" style:family="text">
      <style:text-properties fo:font-style="normal" officeooo:rsid="0040d982" style:font-style-asian="normal" style:font-style-complex="normal"/>
    </style:style>
    <style:style style:name="T159" style:family="text">
      <style:text-properties fo:font-style="normal" officeooo:rsid="004c7182" style:font-style-asian="normal" style:font-style-complex="normal"/>
    </style:style>
    <style:style style:name="T160" style:family="text">
      <style:text-properties fo:font-style="normal" officeooo:rsid="001b3e56" style:font-style-asian="normal" style:font-style-complex="normal"/>
    </style:style>
    <style:style style:name="T161" style:family="text">
      <style:text-properties fo:font-style="normal" officeooo:rsid="0100d3be" style:font-style-asian="normal" style:font-style-complex="normal"/>
    </style:style>
    <style:style style:name="T162" style:family="text">
      <style:text-properties fo:font-style="normal" officeooo:rsid="00501dd2" style:font-style-asian="normal" style:font-style-complex="normal"/>
    </style:style>
    <style:style style:name="T16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86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189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90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92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93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94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95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96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97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98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99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200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201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202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203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04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205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206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207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208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209" style:family="text">
      <style:text-properties fo:font-style="normal" style:text-underline-style="none" fo:font-weight="normal" officeooo:rsid="01819dde" style:font-style-asian="normal" style:font-weight-asian="normal" style:font-style-complex="normal" style:font-weight-complex="normal"/>
    </style:style>
    <style:style style:name="T210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11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12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2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225" style:family="text">
      <style:text-properties officeooo:rsid="01681a56"/>
    </style:style>
    <style:style style:name="T226" style:family="text">
      <style:text-properties officeooo:rsid="013138b5"/>
    </style:style>
    <style:style style:name="T227" style:family="text">
      <style:text-properties style:text-position="super 58%"/>
    </style:style>
    <style:style style:name="T228" style:family="text">
      <style:text-properties style:text-position="super 58%" officeooo:rsid="013138b5"/>
    </style:style>
    <style:style style:name="T229" style:family="text">
      <style:text-properties officeooo:rsid="0113f27b"/>
    </style:style>
    <style:style style:name="T230" style:family="text">
      <style:text-properties officeooo:rsid="010a4fce"/>
    </style:style>
    <style:style style:name="T231" style:family="text">
      <style:text-properties officeooo:rsid="0106f4f7"/>
    </style:style>
    <style:style style:name="T232" style:family="text">
      <style:text-properties officeooo:rsid="00c2d31a"/>
    </style:style>
    <style:style style:name="T233" style:family="text">
      <style:text-properties officeooo:rsid="00c2d31a" fo:background-color="transparent" loext:char-shading-value="0"/>
    </style:style>
    <style:style style:name="T234" style:family="text">
      <style:text-properties officeooo:rsid="00cd8f65" fo:background-color="transparent" loext:char-shading-value="0"/>
    </style:style>
    <style:style style:name="T235" style:family="text">
      <style:text-properties officeooo:rsid="00c13698"/>
    </style:style>
    <style:style style:name="T236" style:family="text">
      <style:text-properties style:font-name="Liberation Serif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37" style:family="text">
      <style:text-properties style:font-name="Liberation Serif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238" style:family="text">
      <style:text-properties style:font-name="Liberation Serif" fo:font-style="italic" style:text-underline-style="none" fo:font-weight="normal" officeooo:rsid="015be59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9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40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41" style:family="text">
      <style:text-properties style:font-name="Liberation Serif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font-name="Liberation Serif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4" style:family="text">
      <style:text-properties style:font-name="Liberation Serif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249" style:family="text">
      <style:text-properties style:font-name="Liberation Serif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50" style:family="text">
      <style:text-properties style:font-name="Liberation Serif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51" style:family="text">
      <style:text-properties style:font-name="Liberation Serif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52" style:family="text">
      <style:text-properties style:font-name="Liberation Serif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3" style:family="text">
      <style:text-properties style:font-name="Liberation Serif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54" style:family="text">
      <style:text-properties style:font-name="Liberation Serif" fo:font-style="normal" style:text-underline-style="none" fo:font-weight="normal" officeooo:rsid="001b800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5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6" style:family="text">
      <style:text-properties style:font-name="Liberation Serif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7" style:family="text">
      <style:text-properties style:font-name="Liberation Serif" fo:font-style="normal" style:text-underline-style="none" fo:font-weight="normal" officeooo:rsid="0146cb4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8" style:family="text">
      <style:text-properties style:font-name="Liberation Serif" fo:font-style="normal" style:text-underline-style="none" fo:font-weight="normal" officeooo:rsid="012b692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9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60" style:family="text">
      <style:text-properties style:font-name="Liberation Serif" fo:font-style="normal" style:text-underline-style="none" fo:font-weight="normal" officeooo:rsid="00d148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61" style:family="text">
      <style:text-properties style:font-name="Liberation Serif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font-name="Liberation Serif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style:font-name="Liberation Serif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68" style:family="text">
      <style:text-properties style:font-name="Liberation Serif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69" style:family="text">
      <style:text-properties style:font-name="Liberation Serif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70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71" style:family="text">
      <style:text-properties style:font-name="Liberation Serif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72" style:family="text">
      <style:text-properties style:font-name="Liberation Serif" fo:font-style="normal" style:text-underline-style="none" fo:font-weight="bold" officeooo:rsid="015be59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73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74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75" style:family="text">
      <style:text-properties style:font-name="Liberation Serif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76" style:family="text">
      <style:text-properties style:font-name="Liberation Serif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77" style:family="text">
      <style:text-properties style:font-name="Liberation Serif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78" style:family="text">
      <style:text-properties style:font-name="Liberation Serif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79" style:family="text">
      <style:text-properties style:font-name="Liberation Serif" fo:font-style="normal" style:text-underline-style="none" officeooo:rsid="001b8001" fo:background-color="transparent" loext:char-shading-value="0" style:font-name-asian="Liberation Serif1" style:font-style-asian="normal" style:font-name-complex="Liberation Serif1" style:font-style-complex="normal"/>
    </style:style>
    <style:style style:name="T280" style:family="text">
      <style:text-properties style:font-name="Liberation Serif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281" style:family="text">
      <style:text-properties style:font-name="Liberation Serif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282" style:family="text">
      <style:text-properties style:font-name="Liberation Serif" fo:font-style="normal" style:text-underline-style="none" officeooo:rsid="013527c4" fo:background-color="transparent" loext:char-shading-value="0" style:font-name-asian="Liberation Serif1" style:font-style-asian="normal" style:font-name-complex="Liberation Serif1" style:font-style-complex="normal"/>
    </style:style>
    <style:style style:name="T283" style:family="text">
      <style:text-properties style:font-name="Liberation Serif" fo:font-style="normal" style:text-underline-style="none" officeooo:rsid="013ed192" fo:background-color="transparent" loext:char-shading-value="0" style:font-style-asian="normal" style:font-style-complex="normal"/>
    </style:style>
    <style:style style:name="T284" style:family="text">
      <style:text-properties style:font-name="Liberation Serif" fo:font-weight="bold" fo:background-color="transparent" loext:char-shading-value="0" style:font-weight-asian="bold" style:font-weight-complex="bold"/>
    </style:style>
    <style:style style:name="T285" style:family="text">
      <style:text-properties style:font-name="Liberation Serif" fo:font-weight="bold" officeooo:rsid="00930003" fo:background-color="transparent" loext:char-shading-value="0" style:font-weight-asian="bold" style:font-weight-complex="bold"/>
    </style:style>
    <style:style style:name="T286" style:family="text">
      <style:text-properties style:font-name="Liberation Serif" fo:font-weight="bold" officeooo:rsid="008ead57" fo:background-color="transparent" loext:char-shading-value="0" style:font-weight-asian="bold" style:font-weight-complex="bold"/>
    </style:style>
    <style:style style:name="T287" style:family="text">
      <style:text-properties style:font-name="Liberation Serif" fo:font-weight="bold" officeooo:rsid="001e079d" fo:background-color="transparent" loext:char-shading-value="0" style:font-weight-asian="bold" style:font-weight-complex="bold"/>
    </style:style>
    <style:style style:name="T288" style:family="text">
      <style:text-properties style:font-name="Liberation Serif" fo:font-weight="bold" officeooo:rsid="00da04e3" fo:background-color="transparent" loext:char-shading-value="0" style:font-weight-asian="bold" style:font-weight-complex="bold"/>
    </style:style>
    <style:style style:name="T289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90" style:family="text">
      <style:text-properties style:font-name="Liberation Serif" fo:font-weight="normal" officeooo:rsid="00930003" fo:background-color="transparent" loext:char-shading-value="0" style:font-weight-asian="normal" style:font-weight-complex="normal"/>
    </style:style>
    <style:style style:name="T291" style:family="text">
      <style:text-properties style:font-name="Liberation Serif" fo:font-weight="normal" officeooo:rsid="00b02566" fo:background-color="transparent" loext:char-shading-value="0" style:font-weight-asian="normal" style:font-weight-complex="normal"/>
    </style:style>
    <style:style style:name="T292" style:family="text">
      <style:text-properties style:font-name="Liberation Serif" fo:font-weight="normal" officeooo:rsid="00ac96b8" fo:background-color="transparent" loext:char-shading-value="0" style:font-weight-asian="normal" style:font-weight-complex="normal"/>
    </style:style>
    <style:style style:name="T293" style:family="text">
      <style:text-properties style:font-name="Liberation Serif" fo:font-weight="normal" officeooo:rsid="001e079d" fo:background-color="transparent" loext:char-shading-value="0" style:font-weight-asian="normal" style:font-weight-complex="normal"/>
    </style:style>
    <style:style style:name="T294" style:family="text">
      <style:text-properties style:font-name="Liberation Serif" fo:font-weight="normal" officeooo:rsid="008ead57" fo:background-color="transparent" loext:char-shading-value="0" style:font-weight-asian="normal" style:font-weight-complex="normal"/>
    </style:style>
    <style:style style:name="T295" style:family="text">
      <style:text-properties style:font-name="Liberation Serif" fo:font-weight="normal" officeooo:rsid="00a0a3c7" fo:background-color="transparent" loext:char-shading-value="0" style:font-weight-asian="normal" style:font-weight-complex="normal"/>
    </style:style>
    <style:style style:name="T296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97" style:family="text">
      <style:text-properties style:font-name="Liberation Serif" fo:font-weight="normal" officeooo:rsid="008b35de" fo:background-color="transparent" loext:char-shading-value="0" style:font-weight-asian="normal" style:font-weight-complex="normal"/>
    </style:style>
    <style:style style:name="T298" style:family="text">
      <style:text-properties style:font-name="Liberation Serif" fo:font-weight="normal" officeooo:rsid="00da04e3" fo:background-color="transparent" loext:char-shading-value="0" style:font-weight-asian="normal" style:font-weight-complex="normal"/>
    </style:style>
    <style:style style:name="T299" style:family="text">
      <style:text-properties style:font-name="Liberation Serif" style:text-underline-style="none" fo:font-weight="normal" fo:background-color="transparent" loext:char-shading-value="0" style:font-weight-asian="normal" style:font-weight-complex="normal"/>
    </style:style>
    <style:style style:name="T300" style:family="text">
      <style:text-properties style:font-name="Liberation Serif" style:text-underline-style="none" fo:font-weight="normal" officeooo:rsid="008b35de" fo:background-color="transparent" loext:char-shading-value="0" style:font-weight-asian="normal" style:font-weight-complex="normal"/>
    </style:style>
    <style:style style:name="T301" style:family="text">
      <style:text-properties style:font-name="Liberation Serif" style:text-underline-style="none" fo:font-weight="normal" officeooo:rsid="009398ff" fo:background-color="transparent" loext:char-shading-value="0" style:font-weight-asian="normal" style:font-weight-complex="normal"/>
    </style:style>
    <style:style style:name="T302" style:family="text">
      <style:text-properties style:font-name="Liberation Serif" style:text-underline-style="none" fo:font-weight="normal" officeooo:rsid="00540c76" fo:background-color="transparent" loext:char-shading-value="0" style:font-weight-asian="normal" style:font-weight-complex="normal"/>
    </style:style>
    <style:style style:name="T303" style:family="text">
      <style:text-properties style:font-name="Liberation Serif" style:text-underline-style="none" fo:font-weight="normal" officeooo:rsid="007bcff0" fo:background-color="transparent" loext:char-shading-value="0" style:font-weight-asian="normal" style:font-weight-complex="normal"/>
    </style:style>
    <style:style style:name="T304" style:family="text">
      <style:text-properties style:font-name="Liberation Serif" style:text-underline-style="none" fo:font-weight="normal" officeooo:rsid="001b8001" fo:background-color="transparent" loext:char-shading-value="0" style:font-weight-asian="normal" style:font-weight-complex="normal"/>
    </style:style>
    <style:style style:name="T305" style:family="text">
      <style:text-properties style:font-name="Liberation Serif" style:text-underline-style="none" fo:font-weight="normal" officeooo:rsid="001cca0a" fo:background-color="transparent" loext:char-shading-value="0" style:font-weight-asian="normal" style:font-weight-complex="normal"/>
    </style:style>
    <style:style style:name="T306" style:family="text">
      <style:text-properties style:font-name="Liberation Serif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307" style:family="text">
      <style:text-properties style:font-name="Liberation Serif" style:text-underline-style="none" fo:font-weight="bold" fo:background-color="transparent" loext:char-shading-value="0" style:font-weight-asian="bold" style:font-weight-complex="bold"/>
    </style:style>
    <style:style style:name="T308" style:family="text">
      <style:text-properties style:font-name="Liberation Serif" style:text-underline-style="none" fo:font-weight="bold" officeooo:rsid="00540c76" fo:background-color="transparent" loext:char-shading-value="0" style:font-weight-asian="bold" style:font-weight-complex="bold"/>
    </style:style>
    <style:style style:name="T309" style:family="text">
      <style:text-properties style:font-name="Liberation Serif" style:text-underline-style="none" fo:font-weight="bold" officeooo:rsid="001b8001" fo:background-color="transparent" loext:char-shading-value="0" style:font-weight-asian="bold" style:font-weight-complex="bold"/>
    </style:style>
    <style:style style:name="T310" style:family="text">
      <style:text-properties officeooo:rsid="00fc1122"/>
    </style:style>
    <style:style style:name="T311" style:family="text">
      <style:text-properties officeooo:rsid="005cf811"/>
    </style:style>
    <style:style style:name="T312" style:family="text">
      <style:text-properties officeooo:rsid="00420662"/>
    </style:style>
    <style:style style:name="T313" style:family="text">
      <style:text-properties officeooo:rsid="005ff056"/>
    </style:style>
    <style:style style:name="T314" style:family="text">
      <style:text-properties officeooo:rsid="0004f1de"/>
    </style:style>
    <style:style style:name="T315" style:family="text">
      <style:text-properties style:font-name="Liberation Serif1" fo:font-style="normal" style:text-underline-style="none" fo:font-weight="normal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6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7" style:family="text">
      <style:text-properties style:font-name="Liberation Serif1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8" style:family="text">
      <style:text-properties style:font-name="Liberation Serif1" fo:font-style="normal" style:text-underline-style="none" fo:font-weight="normal" officeooo:rsid="0155c28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9" style:family="text">
      <style:text-properties style:font-name="Liberation Serif1" fo:font-style="normal" style:text-underline-style="none" fo:font-weight="normal" officeooo:rsid="0178bc3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0" style:family="text">
      <style:text-properties style:font-name="Liberation Serif1" fo:font-style="normal" style:text-underline-style="none" fo:font-weight="normal" officeooo:rsid="016c9d9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1" style:family="text">
      <style:text-properties style:font-name="Liberation Serif1" fo:font-style="normal" style:text-underline-style="none" fo:font-weight="normal" officeooo:rsid="016f80c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2" style:family="text">
      <style:text-properties style:font-name="Liberation Serif1" fo:font-style="normal" style:text-underline-style="none" fo:font-weight="normal" officeooo:rsid="0150acb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3" style:family="text">
      <style:text-properties style:font-name="Liberation Serif1" fo:font-style="normal" style:text-underline-style="none" fo:font-weight="normal" officeooo:rsid="016ff7e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4" style:family="text">
      <style:text-properties style:font-name="Liberation Serif1" fo:font-style="normal" style:text-underline-style="none" fo:font-weight="normal" officeooo:rsid="0172804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5" style:family="text">
      <style:text-properties style:font-name="Liberation Serif1" fo:font-style="normal" style:text-underline-style="none" fo:font-weight="normal" officeooo:rsid="0164304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6" style:family="text">
      <style:text-properties style:font-name="Liberation Serif1" fo:font-style="normal" style:text-underline-style="none" fo:font-weight="normal" officeooo:rsid="0167842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7" style:family="text">
      <style:text-properties style:font-name="Liberation Serif1" fo:font-style="normal" style:text-underline-style="none" fo:font-weight="normal" officeooo:rsid="016fa1f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8" style:family="text">
      <style:text-properties style:font-name="Liberation Serif1" fo:font-style="normal" style:text-underline-style="none" fo:font-weight="normal" officeooo:rsid="0151dea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9" style:family="text">
      <style:text-properties style:font-name="Liberation Serif1" fo:font-style="normal" style:text-underline-style="none" fo:font-weight="normal" officeooo:rsid="0177e9b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0" style:family="text">
      <style:text-properties style:font-name="Liberation Serif1" fo:font-style="normal" style:text-underline-style="none" fo:font-weight="normal" officeooo:rsid="0164fa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1" style:family="text">
      <style:text-properties style:font-name="Liberation Serif1" fo:font-style="normal" style:text-underline-style="none" fo:font-weight="normal" officeooo:rsid="01625e5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2" style:family="text">
      <style:text-properties style:font-name="Liberation Serif1" fo:font-style="normal" style:text-underline-style="none" fo:font-weight="normal" officeooo:rsid="016a1f8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3" style:family="text">
      <style:text-properties style:font-name="Liberation Serif1" fo:font-style="normal" style:text-underline-style="none" fo:font-weight="normal" officeooo:rsid="012df80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4" style:family="text">
      <style:text-properties style:font-name="Liberation Serif1" fo:font-style="normal" style:text-underline-style="none" fo:font-weight="normal" officeooo:rsid="012a59f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5" style:family="text">
      <style:text-properties style:font-name="Liberation Serif1" fo:font-style="normal" style:text-underline-style="none" fo:font-weight="normal" officeooo:rsid="00fa231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6" style:family="text">
      <style:text-properties style:font-name="Liberation Serif1" fo:font-style="normal" style:text-underline-style="none" fo:font-weight="normal" officeooo:rsid="00f90fb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7" style:family="text">
      <style:text-properties style:font-name="Liberation Serif1" fo:font-style="normal" style:text-underline-style="none" fo:font-weight="normal" officeooo:rsid="009de74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8" style:family="text">
      <style:text-properties style:font-name="Liberation Serif1" fo:font-style="normal" style:text-underline-style="none" fo:font-weight="normal" officeooo:rsid="014b489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9" style:family="text">
      <style:text-properties style:font-name="Liberation Serif1" fo:font-style="normal" style:text-underline-style="none" fo:font-weight="normal" officeooo:rsid="00f5fa7b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0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1" style:family="text">
      <style:text-properties style:font-name="Liberation Serif1" fo:font-style="normal" style:text-underline-style="none" fo:font-weight="normal" officeooo:rsid="00f1300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2" style:family="text">
      <style:text-properties style:font-name="Liberation Serif1" fo:font-style="normal" style:text-underline-style="none" fo:font-weight="normal" officeooo:rsid="00c782b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3" style:family="text">
      <style:text-properties style:font-name="Liberation Serif1" fo:font-style="normal" style:text-underline-style="none" fo:font-weight="normal" officeooo:rsid="0099c68f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4" style:family="text">
      <style:text-properties style:font-name="Liberation Serif1" fo:font-style="normal" style:text-underline-style="none" fo:font-weight="normal" officeooo:rsid="0179a99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5" style:family="text">
      <style:text-properties style:font-name="Liberation Serif1" fo:font-style="normal" style:text-underline-style="none" fo:font-weight="normal" officeooo:rsid="017a30a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6" style:family="text">
      <style:text-properties style:font-name="Liberation Serif1" fo:font-style="normal" style:text-underline-style="none" fo:font-weight="normal" officeooo:rsid="017c876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7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48" style:family="text">
      <style:text-properties style:font-name="Liberation Serif1" fo:font-style="normal" style:text-underline-style="none" fo:font-weight="bold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9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0" style:family="text">
      <style:text-properties style:font-name="Liberation Serif1" fo:font-style="normal" style:text-underline-style="none" fo:font-weight="bold" officeooo:rsid="0164304e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1" style:family="text">
      <style:text-properties style:font-name="Liberation Serif1" fo:font-style="normal" style:text-underline-style="none" fo:font-weight="bold" officeooo:rsid="0151dea8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2" style:family="text">
      <style:text-properties style:font-name="Liberation Serif1" fo:font-style="normal" style:text-underline-style="none" fo:font-weight="bold" officeooo:rsid="015569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3" style:family="text">
      <style:text-properties style:font-name="Liberation Serif1" fo:font-style="normal" style:text-underline-style="none" fo:font-weight="bold" officeooo:rsid="00fd5cdf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4" style:family="text">
      <style:text-properties style:font-name="Liberation Serif1" fo:font-style="normal" style:text-underline-style="none" fo:font-weight="bold" officeooo:rsid="009de74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5" style:family="text">
      <style:text-properties style:font-name="Liberation Serif1" fo:font-style="normal" style:text-underline-style="none" fo:font-weight="bold" officeooo:rsid="00f90fbc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6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7" style:family="text">
      <style:text-properties style:font-name="Liberation Serif1" fo:font-style="normal" style:text-underline-style="none" fo:font-weight="bold" officeooo:rsid="0179a991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8" style:family="text">
      <style:text-properties style:font-name="Liberation Serif1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359" style:family="text">
      <style:text-properties style:font-name="Liberation Serif1" fo:font-style="normal" style:text-underline-style="none" officeooo:rsid="01556924" fo:background-color="transparent" loext:char-shading-value="0" style:font-name-asian="Liberation Serif1" style:font-style-asian="normal" style:font-name-complex="Liberation Serif1" style:font-style-complex="normal"/>
    </style:style>
    <style:style style:name="T360" style:family="text">
      <style:text-properties style:font-name="Liberation Serif1" fo:font-style="normal" style:text-underline-style="none" officeooo:rsid="015d8ae0" fo:background-color="transparent" loext:char-shading-value="0" style:font-name-asian="Liberation Serif1" style:font-style-asian="normal" style:font-name-complex="Liberation Serif1" style:font-style-complex="normal"/>
    </style:style>
    <style:style style:name="T361" style:family="text">
      <style:text-properties style:font-name="Liberation Serif1" fo:font-style="normal" style:text-underline-style="none" officeooo:rsid="015a4669" fo:background-color="transparent" loext:char-shading-value="0" style:font-name-asian="Liberation Serif1" style:font-style-asian="normal" style:font-name-complex="Liberation Serif1" style:font-style-complex="normal"/>
    </style:style>
    <style:style style:name="T362" style:family="text">
      <style:text-properties style:font-name="Liberation Serif1" fo:font-style="normal" style:text-underline-style="none" officeooo:rsid="00fd5cdf" fo:background-color="transparent" loext:char-shading-value="0" style:font-name-asian="Liberation Serif1" style:font-style-asian="normal" style:font-name-complex="Liberation Serif1" style:font-style-complex="normal"/>
    </style:style>
    <style:style style:name="T363" style:family="text">
      <style:text-properties style:font-name="Liberation Serif1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364" style:family="text">
      <style:text-properties style:font-name="Liberation Serif1" fo:font-style="normal" style:text-underline-style="none" officeooo:rsid="015c4f0e" fo:background-color="transparent" loext:char-shading-value="0" style:font-name-asian="Liberation Serif1" style:font-style-asian="normal" style:font-name-complex="Liberation Serif1" style:font-style-complex="normal"/>
    </style:style>
    <style:style style:name="T365" style:family="text">
      <style:text-properties style:font-name="Liberation Serif1" fo:font-style="normal" style:text-underline-style="none" officeooo:rsid="012554a6" fo:background-color="transparent" loext:char-shading-value="0" style:font-name-asian="Liberation Serif1" style:font-style-asian="normal" style:font-name-complex="Liberation Serif1" style:font-style-complex="normal"/>
    </style:style>
    <style:style style:name="T366" style:family="text">
      <style:text-properties style:font-name="Liberation Serif1" fo:font-style="normal" style:text-underline-style="none" officeooo:rsid="0143bc7d" fo:background-color="transparent" loext:char-shading-value="0" style:font-name-asian="Liberation Serif1" style:font-style-asian="normal" style:font-name-complex="Liberation Serif1" style:font-style-complex="normal"/>
    </style:style>
    <style:style style:name="T367" style:family="text">
      <style:text-properties style:font-name="Liberation Serif1" fo:font-style="normal" style:text-underline-style="none" officeooo:rsid="01427c78" fo:background-color="transparent" loext:char-shading-value="0" style:font-name-asian="Liberation Serif1" style:font-style-asian="normal" style:font-name-complex="Liberation Serif1" style:font-style-complex="normal"/>
    </style:style>
    <style:style style:name="T368" style:family="text">
      <style:text-properties style:font-name="Liberation Serif1" fo:font-style="normal" style:text-underline-style="none" officeooo:rsid="010c4433" fo:background-color="transparent" loext:char-shading-value="0" style:font-name-asian="Liberation Serif1" style:font-style-asian="normal" style:font-name-complex="Liberation Serif1" style:font-style-complex="normal"/>
    </style:style>
    <style:style style:name="T369" style:family="text">
      <style:text-properties style:font-name="Liberation Serif1" fo:font-style="normal" style:text-underline-style="none" officeooo:rsid="011ccaee" fo:background-color="transparent" loext:char-shading-value="0" style:font-name-asian="Liberation Serif1" style:font-style-asian="normal" style:font-name-complex="Liberation Serif1" style:font-style-complex="normal"/>
    </style:style>
    <style:style style:name="T370" style:family="text">
      <style:text-properties style:font-name="Liberation Serif1" fo:font-style="normal" style:text-underline-style="none" officeooo:rsid="013c5789" fo:background-color="transparent" loext:char-shading-value="0" style:font-name-asian="Liberation Serif1" style:font-style-asian="normal" style:font-name-complex="Liberation Serif1" style:font-style-complex="normal"/>
    </style:style>
    <style:style style:name="T371" style:family="text">
      <style:text-properties style:font-name="Liberation Serif1" fo:font-style="normal" style:text-underline-style="none" officeooo:rsid="0129d774" fo:background-color="transparent" loext:char-shading-value="0" style:font-name-asian="Liberation Serif1" style:font-style-asian="normal" style:font-name-complex="Liberation Serif1" style:font-style-complex="normal"/>
    </style:style>
    <style:style style:name="T372" style:family="text">
      <style:text-properties style:font-name="Liberation Serif1" fo:font-style="normal" style:text-underline-style="none" officeooo:rsid="012df80e" fo:background-color="transparent" loext:char-shading-value="0" style:font-name-asian="Liberation Serif1" style:font-style-asian="normal" style:font-name-complex="Liberation Serif1" style:font-style-complex="normal"/>
    </style:style>
    <style:style style:name="T373" style:family="text">
      <style:text-properties style:font-name="Liberation Serif1" fo:font-style="normal" style:text-underline-style="none" officeooo:rsid="0102f2fe" fo:background-color="transparent" loext:char-shading-value="0" style:font-name-asian="Liberation Serif1" style:font-style-asian="normal" style:font-name-complex="Liberation Serif1" style:font-style-complex="normal"/>
    </style:style>
    <style:style style:name="T374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375" style:family="text">
      <style:text-properties style:font-name="Liberation Serif1" fo:font-style="normal" fo:font-weight="normal" officeooo:rsid="000d3587" style:font-style-asian="normal" style:font-weight-asian="normal" style:font-style-complex="normal" style:font-weight-complex="normal"/>
    </style:style>
    <style:style style:name="T376" style:family="text">
      <style:text-properties style:font-name="Liberation Serif1" fo:font-style="normal" fo:font-weight="normal" officeooo:rsid="00122e31" style:font-style-asian="normal" style:font-weight-asian="normal" style:font-style-complex="normal" style:font-weight-complex="normal"/>
    </style:style>
    <style:style style:name="T377" style:family="text">
      <style:text-properties style:font-name="Liberation Serif1" fo:font-style="normal" fo:font-weight="normal" officeooo:rsid="000f48c2" style:font-style-asian="normal" style:font-weight-asian="normal" style:font-style-complex="normal" style:font-weight-complex="normal"/>
    </style:style>
    <style:style style:name="T378" style:family="text">
      <style:text-properties style:font-name="Liberation Serif1" fo:font-style="normal" fo:font-weight="normal" officeooo:rsid="00106f84" style:font-style-asian="normal" style:font-weight-asian="normal" style:font-style-complex="normal" style:font-weight-complex="normal"/>
    </style:style>
    <style:style style:name="T379" style:family="text">
      <style:text-properties style:font-name="Liberation Serif1" fo:font-style="normal" fo:font-weight="normal" officeooo:rsid="000e44ae" style:font-style-asian="normal" style:font-weight-asian="normal" style:font-style-complex="normal" style:font-weight-complex="normal"/>
    </style:style>
    <style:style style:name="T380" style:family="text">
      <style:text-properties style:font-name="Liberation Serif1" fo:font-style="italic" style:text-underline-style="none" fo:font-weight="normal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1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2" style:family="text">
      <style:text-properties style:font-name="Liberation Serif1" fo:font-style="italic" style:text-underline-style="none" fo:font-weight="normal" officeooo:rsid="0164304e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3" style:family="text">
      <style:text-properties style:font-name="Liberation Serif1" fo:font-style="italic" style:text-underline-style="none" fo:font-weight="normal" officeooo:rsid="0151dea8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4" style:family="text">
      <style:text-properties style:font-name="Liberation Serif1" fo:font-style="italic" style:text-underline-style="none" fo:font-weight="normal" officeooo:rsid="009de74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5" style:family="text">
      <style:text-properties style:font-name="Liberation Serif1" fo:font-style="italic" style:text-underline-style="none" fo:font-weight="normal" officeooo:rsid="00f90fbc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6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7" style:family="text">
      <style:text-properties style:font-name="Liberation Serif1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388" style:family="text">
      <style:text-properties style:font-name="Liberation Serif1" fo:font-style="italic" style:text-underline-style="none" officeooo:rsid="00fd5cdf" fo:background-color="transparent" loext:char-shading-value="0" style:font-name-asian="Liberation Serif1" style:font-style-asian="italic" style:font-name-complex="Liberation Serif1" style:font-style-complex="italic"/>
    </style:style>
    <style:style style:name="T389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90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91" style:family="text">
      <style:text-properties style:font-name="Liberation Serif1" style:text-underline-style="none" fo:font-weight="normal" fo:background-color="transparent" loext:char-shading-value="0" style:font-name-asian="Liberation Serif1" style:font-weight-asian="normal" style:font-name-complex="Liberation Serif1" style:font-weight-complex="normal"/>
    </style:style>
    <style:style style:name="T392" style:family="text">
      <style:text-properties style:font-name="Liberation Serif1" style:text-underline-style="none" fo:font-weight="normal" officeooo:rsid="001cca0a" fo:background-color="transparent" loext:char-shading-value="0" style:font-name-asian="Liberation Serif1" style:font-weight-asian="normal" style:font-name-complex="Liberation Serif1" style:font-weight-complex="normal"/>
    </style:style>
    <style:style style:name="T393" style:family="text">
      <style:text-properties style:font-name="Liberation Serif1" style:text-underline-style="none" fo:font-weight="normal" officeooo:rsid="0179a991" fo:background-color="transparent" loext:char-shading-value="0" style:font-name-asian="Liberation Serif1" style:font-weight-asian="normal" style:font-name-complex="Liberation Serif1" style:font-weight-complex="normal"/>
    </style:style>
    <style:style style:name="T394" style:family="text">
      <style:text-properties style:font-name="Liberation Serif1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395" style:family="text">
      <style:text-properties style:font-name="Liberation Serif1" style:text-underline-style="none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396" style:family="text">
      <style:text-properties style:font-name="Liberation Serif1" officeooo:rsid="0044ae78"/>
    </style:style>
    <style:style style:name="T397" style:family="text">
      <style:text-properties style:text-line-through-style="none" style:text-line-through-type="none" style:font-name="Liberation Serif1" fo:font-size="11pt" fo:font-style="normal" style:text-underline-style="none" fo:font-weight="normal" officeooo:rsid="02003fe7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T398" style:family="text">
      <style:text-properties style:text-line-through-style="none" style:text-line-through-type="none" style:font-name="Liberation Serif1" fo:font-size="11pt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399" style:family="text">
      <style:text-properties style:text-line-through-style="none" style:text-line-through-type="none" style:font-name="Liberation Serif1" fo:font-size="11pt" style:text-underline-style="none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400" style:family="text">
      <style:text-properties fo:font-variant="small-caps"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401" style:family="text">
      <style:text-properties officeooo:rsid="0030463c"/>
    </style:style>
    <style:style style:name="T402" style:family="text">
      <style:text-properties officeooo:rsid="00072975"/>
    </style:style>
    <style:style style:name="T403" style:family="text">
      <style:text-properties officeooo:rsid="0053cdb5"/>
    </style:style>
    <style:style style:name="T404" style:family="text">
      <style:text-properties officeooo:rsid="0168b753"/>
    </style:style>
    <style:style style:name="T405" style:family="text">
      <style:text-properties officeooo:rsid="00e504a4"/>
    </style:style>
    <style:style style:name="T406" style:family="text">
      <style:text-properties officeooo:rsid="004c7182"/>
    </style:style>
    <style:style style:name="T407" style:family="text">
      <style:text-properties officeooo:rsid="004d8b35"/>
    </style:style>
    <style:style style:name="T408" style:family="text">
      <style:text-properties officeooo:rsid="0044ae78"/>
    </style:style>
    <style:style style:name="T409" style:family="text">
      <style:text-properties officeooo:rsid="008d8493"/>
    </style:style>
    <style:style style:name="T410" style:family="text">
      <style:text-properties officeooo:rsid="0030e0a1"/>
    </style:style>
    <style:style style:name="T411" style:family="text">
      <style:text-properties officeooo:rsid="0078a2da"/>
    </style:style>
    <style:style style:name="T412" style:family="text">
      <style:text-properties officeooo:rsid="00061718"/>
    </style:style>
    <style:style style:name="T413" style:family="text">
      <style:text-properties officeooo:rsid="0145520a"/>
    </style:style>
    <style:style style:name="T414" style:family="text">
      <style:text-properties officeooo:rsid="00745ad9"/>
    </style:style>
    <style:style style:name="T415" style:family="text">
      <style:text-properties officeooo:rsid="0140ac1e"/>
    </style:style>
    <style:style style:name="T416" style:family="text">
      <style:text-properties officeooo:rsid="00194778"/>
    </style:style>
    <style:style style:name="T417" style:family="text">
      <style:text-properties officeooo:rsid="018146c7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4" text:outline-level="1"><text:span text:style-name="T45">Dr </text:span>Kyle A Oman</text:h>
      <text:p text:style-name="P3"><text:tab/><text:span text:style-name="T46">Office: +44 (0) 191 33 43011<text:tab/>Institute for Computational Cosmology</text:span></text:p>
      <text:p text:style-name="P4"><text:tab/><text:span text:style-name="T46">Mobile: +44 (0) 737 693 4098<text:tab/>Department of Physics &amp; Astronomy, Durham University</text:span></text:p>
      <text:p text:style-name="P2"><text:tab/><text:a xlink:type="simple" xlink:href="mailto:kyle.a.oman@durham.ac.uk" text:style-name="Internet_20_link" text:visited-style-name="Visited_20_Internet_20_Link"><text:span text:style-name="T46">kyle.a.oman@durham.ac.uk</text:span></text:a><text:tab/><text:span text:style-name="T47">South Road, Durham DH1 3LE, United Kingdom<text:line-break/><text:tab/></text:span><text:a xlink:type="simple" xlink:href="https://kyleaoman.github.io/" text:style-name="Internet_20_link" text:visited-style-name="Visited_20_Internet_20_Link"><text:span text:style-name="T48">kyleaoman.github.io</text:span></text:a></text:p>
      <text:p text:style-name="P2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2010000004900000049711C9171654E78D9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49">Academic </text:span><text:span text:style-name="T50">Qualifications</text:span><text:span text:style-name="T56"><text:tab/></text:span></text:p>
      <text:p text:style-name="P21"><text:tab/><text:span text:style-name="T60">PhD<text:tab/></text:span><text:span text:style-name="T61">University of Victoria, Astronomy<text:tab/>Aug 201</text:span><text:span text:style-name="T62">7</text:span><text:span text:style-name="T61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21"><text:span text:style-name="T61"><text:tab/></text:span><text:span text:style-name="T60">MSc<text:tab/></text:span><text:span text:style-name="T61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21"><text:span text:style-name="T61"><text:tab/></text:span><text:span text:style-name="T60">BSc</text:span><text:span text:style-name="T61"><text:tab/>University of Waterloo, </text:span><text:span text:style-name="T63">Honours </text:span><text:span text:style-name="T61">Physics (Astrophysics spec.)<text:tab/>Jun 2011<text:line-break/><text:tab/><text:tab/>Graduated on Dean's Honour List<text:line-break/><text:tab/><text:tab/></text:span><text:span text:style-name="T63">Dissertation: “An object-oriented halo finder”<text:line-break/><text:tab/></text:span><text:span text:style-name="T61"><text:tab/></text:span><text:span text:style-name="T63">Supervisor: Michael Balogh</text:span></text:p>
      <text:p text:style-name="P11"><text:span text:style-name="T47">Employment</text:span><text:tab/></text:p>
      <text:p text:style-name="P64"><text:span text:style-name="T116"><text:tab/></text:span><text:span text:style-name="T117">Ass</text:span><text:span text:style-name="T118">oc</text:span><text:span text:style-name="T117">. Professor &amp; Royal Society Dorothy Hodgkin Fellow<text:tab/></text:span><text:span text:style-name="T118">Jul 2024</text:span><text:span text:style-name="T117"> – </text:span><text:span text:style-name="T118">present</text:span><text:span text:style-name="T117"><text:line-break/><text:tab/> <text:s/>Institute for Computational Cosmology </text:span><text:span text:style-name="T118">&amp;<text:line-break/><text:tab/> <text:s/>Centre for Extragalactic Astronomy, </text:span><text:span text:style-name="T117">Durham University</text:span></text:p>
      <text:p text:style-name="P64"><text:span text:style-name="T116"><text:tab/></text:span><text:span text:style-name="T117">Asst. Professor &amp; Royal Society Dorothy Hodgkin Fellow<text:tab/>Oct 2023 – </text:span><text:span text:style-name="T118">Jun 2024</text:span><text:span text:style-name="T117"><text:line-break/><text:tab/> <text:s/>Institute for Computational Cosmology </text:span><text:span text:style-name="T118">&amp;<text:line-break/><text:tab/> <text:s/>Centre for Extragalactic Astronomy, </text:span><text:span text:style-name="T117">Durham University</text:span></text:p>
      <text:p text:style-name="P65"><text:span text:style-name="T116"><text:tab/></text:span><text:span text:style-name="T118">Senior p</text:span><text:span text:style-name="T119">ostdoctoral research associate</text:span><text:span text:style-name="T120"><text:tab/>Jul 2022 </text:span><text:span text:style-name="T116">– </text:span><text:span text:style-name="T117">Sept 2023</text:span><text:span text:style-name="T122"><text:line-break/><text:tab/> <text:s/>Institute for Computational Cosmology, Durham University</text:span></text:p>
      <text:p text:style-name="P36"><text:tab/>Postdoctoral research associate<text:tab/>Oct 2019 – <text:span text:style-name="T155">Jun 2022</text:span><text:line-break/><text:tab/> <text:s/>Institute for Computational Cosmology, Durham University</text:p>
      <text:p text:style-name="P37"><text:tab/>Researcher (postdoctoral)<text:tab/>Oct 2017 – Sept 2019<text:line-break/><text:tab/> <text:s/>Kapteyn Astronomical Institute, Rijksuniversiteit Groningen</text:p>
      <text:p text:style-name="P38"><text:tab/><text:span text:style-name="T156">Summer research internship<text:tab/>May 2010 – Aug 2010<text:line-break/></text:span><text:span text:style-name="T4"><text:tab/> <text:s/></text:span><text:span text:style-name="T158">Department of Physics &amp; Astronomy, University of Waterloo</text:span></text:p>
      <text:p text:style-name="P38"><text:span text:style-name="T158"><text:tab/>Summer research internship<text:tab/>May 20</text:span><text:span text:style-name="T159">09</text:span><text:span text:style-name="T158"> </text:span><text:span text:style-name="T160">– </text:span><text:span text:style-name="T158">Aug 2009<text:line-break/></text:span><text:span text:style-name="T4"><text:tab/> <text:s/></text:span><text:span text:style-name="T158">Department of Physics &amp; Astronomy, University of Waterloo</text:span></text:p>
      <text:p text:style-name="P6"><text:soft-page-break/><text:span text:style-name="T49">Grants, </text:span><text:span text:style-name="T51">Computing Time</text:span><text:span text:style-name="T55"> &amp; </text:span><text:span text:style-name="T57">Funding</text:span><text:span text:style-name="T55"><text:tab/></text:span></text:p>
      <text:p text:style-name="P166"><text:span text:style-name="T123"><text:tab/></text:span><text:span text:style-name="T154">RAS Summer undergraduate bursary (GBP 1 200)<text:tab/>2025 <text:line-break/><text:tab/> <text:s/></text:span><text:span text:style-name="T30">Title: “Dark matter in low-mass galaxies”<text:line-break/><text:tab/> <text:s/>Role: Supervisor </text:span><text:span text:style-name="T31">(PI)</text:span></text:p>
      <text:p text:style-name="P39"><text:tab/><text:span text:style-name="T226">DiRAC 16</text:span><text:span text:style-name="T228">th</text:span><text:span text:style-name="T226"> RAC call for proposals (274M cpu-hr)<text:tab/>2024 – 2027<text:line-break/></text:span><text:span text:style-name="T8"><text:tab/> <text:s/>Title: “Virgo I: The formation, evolution and clustering of galaxies”<text:line-break/><text:tab/> <text:s/>Role: co-I</text:span></text:p>
      <text:p text:style-name="P39"><text:tab/><text:span text:style-name="T229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39"><text:tab/><text:span text:style-name="T230">Durham STFC Impact Acceleration Account (GBP 17 156)<text:tab/>2024<text:line-break/><text:tab/> <text:s/></text:span><text:span text:style-name="T10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39"><text:span text:style-name="T48"><text:tab/>Royal Society Dorothy Hodgkin Fellowship (GBP 1.</text:span><text:span text:style-name="T231">5</text:span><text:span text:style-name="T48">M)<text:tab/>2023 – 2031<text:line-break/><text:tab/> <text:s/></text:span><text:span text:style-name="T11">Title: “Key dark matter particle properties from dwarf galaxy astrophysics”<text:line-break/><text:tab/> <text:s/></text:span><text:span text:style-name="T7">Role: Fellow (PI)</text:span></text:p>
      <text:p text:style-name="P40"><text:span text:style-name="T11"><text:tab/></text:span><text:span text:style-name="T161">DiRAC-3 Phase 2 Director’s Discretionary Time (8.84M cpu-hr)<text:tab/>2023 – 2024<text:line-break/><text:tab/> <text:s/></text:span><text:span text:style-name="T12">Title: “Simulated 21-cm survey of the Southern sky”<text:line-break/><text:tab/> <text:s/></text:span><text:span text:style-name="T7">Role: PI</text:span></text:p>
      <text:p text:style-name="P40"><text:tab/><text:span text:style-name="T232">Cosmology and Astroparticle Student &amp; Postdoc Exchange Network Visitor (GBP</text:span><text:span text:style-name="T233"> </text:span><text:span text:style-name="T234">1 400</text:span><text:span text:style-name="T233">)</text:span><text:span text:style-name="T232"><text:tab/>2022</text:span><text:span text:style-name="T235"><text:line-break/><text:tab/> <text:s/></text:span><text:span text:style-name="T11">Title</text:span><text:span text:style-name="T13">: “Structure and equilibrium of simulated dwarf galaxies”</text:span><text:span text:style-name="T235"><text:tab/> <text:s/><text:line-break/></text:span><text:span text:style-name="T14"><text:tab/> <text:s/></text:span><text:span text:style-name="T7">Role: PI</text:span></text:p>
      <text:p text:style-name="P66"><text:span text:style-name="T125"><text:tab/>Durham University Physics Department Developing Talent Award </text:span><text:span text:style-name="T126">(GBP 4 000)</text:span><text:span text:style-name="T125"><text:tab/>2022<text:line-break/><text:tab/> <text:s/></text:span><text:span text:style-name="T16">Title</text:span><text:span text:style-name="T236">: “The fragility of dwarf galaxies used as dark matter tracers”<text:line-break/><text:tab/> <text:s/></text:span><text:span text:style-name="T237">Role: PI</text:span></text:p>
      <text:p text:style-name="P7"><text:span text:style-name="T52">Scholarships</text:span><text:span text:style-name="T55"> &amp; Awards<text:tab/></text:span></text:p>
      <text:p text:style-name="P136"><text:tab/><text:span text:style-name="T155">Durham University Discretionary Award<text:tab/>202</text:span><text:span text:style-name="T310">3</text:span><text:span text:style-name="T155"><text:line-break/><text:tab/> <text:s/>GBP </text:span><text:span text:style-name="T48">5</text:span><text:span text:style-name="T155">00, Institution-level, award by nomination</text:span></text:p>
      <text:p text:style-name="P41"><text:tab/><text:span text:style-name="T155">Durham University Discretionary Award<text:tab/>2022<text:line-break/><text:tab/> <text:s/>GBP 1 000, Institution-level, award by nomination</text:span></text:p>
      <text:p text:style-name="P41"><text:tab/>RM Petrie Memorial Fellowship<text:tab/>2016 – 2017<text:line-break/><text:tab/> <text:s/>CAD 4 750, Institution-level, award by nomination</text:p>
      <text:p text:style-name="P42"><text:tab/>University of Victoria President’s Research Scholarship<text:tab/>2016<text:line-break/><text:tab/> <text:s/>CAD 4 000, Institution-level, award by nomination</text:p>
      <text:p text:style-name="P42"><text:soft-page-break/><text:tab/>National Science and Engineering Research Council Canada Graduate <text:tab/>2015 – 2016<text:line-break/><text:tab/><text:span text:style-name="T311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11">Title</text:span><text:span text:style-name="T1">: “Remaining challenges to the standard model of cosmology: a <text:line-break/><text:tab/> <text:s/>solution to the cusp-core problem”</text:span></text:p>
      <text:p text:style-name="P43"><text:tab/>University of Victoria Graduate Award<text:tab/>2014 – 2015<text:line-break/><text:tab/> <text:s/>CAD 6 000, Institution-level, award by nomination</text:p>
      <text:p text:style-name="P42"><text:tab/>Nora and Mark DeGoutière Memorial Scholarship<text:tab/><text:span text:style-name="T311">2014<text:line-break/></text:span><text:tab/> <text:s/>CAD 11 250, Institution-level, award by nomination</text:p>
      <text:p text:style-name="P42"><text:tab/>University of Victoria Fellowship<text:tab/><text:span text:style-name="T311">2013<text:line-break/></text:span><text:tab/> <text:s/>CAD 15 000, Institution-level, award by nomination</text:p>
      <text:p text:style-name="P42"><text:tab/>Queen Elizabeth II Graduate Scholarship in Science and Technology<text:tab/><text:span text:style-name="T311">2012<text:line-break/></text:span><text:tab/> <text:s/>CAD 15 000, Provincial-level, research scholarship<text:line-break/><text:tab/> <text:s/><text:span text:style-name="T11">Title</text:span><text:span text:style-name="T1">: “Deconstructing Star Formation Histories from Orbits in <text:line-break/><text:tab/> <text:s/>N-Body Simulations”</text:span></text:p>
      <text:p text:style-name="P42"><text:tab/>National Science and Engineering Research Council Undergraduate Student<text:tab/><text:span text:style-name="T311">2009<text:line-break/></text:span><text:tab/>Research Award<text:line-break/><text:tab/> <text:s/>CAD 4 500, National-level, summer research scholarship</text:p>
      <text:p text:style-name="P12"><text:span text:style-name="T312">Research</text:span><text:span text:style-name="T313"> </text:span><text:span text:style-name="T312">supervision</text:span><text:tab/></text:p>
      <text:p text:style-name="P22"><text:span text:style-name="T64">I have co-supervised the thes</text:span><text:span text:style-name="T108">is work of </text:span><text:span text:style-name="T109">10</text:span><text:span text:style-name="T108"> students (3 BSc, </text:span><text:span text:style-name="T109">6</text:span><text:span text:style-name="T108"> MSc/</text:span><text:span text:style-name="T109">MPhys</text:span><text:span text:style-name="T108">, 1 PhD).</text:span><text:span text:style-name="T110"><text:tab/></text:span></text:p>
      <text:p text:style-name="P49"><text:span text:style-name="T63"><text:tab/></text:span><text:span text:style-name="T107">MPhys thesis co-supervisor (with A. Pontzen) for Jemma Evelyn<text:tab/>Oct 2025 – present<text:line-break/><text:tab/> <text:s/>Institute for Computational Cosmology, Durham University</text:span></text:p>
      <text:p text:style-name="P49"><text:span text:style-name="T63"><text:tab/></text:span><text:span text:style-name="T65">Postdoctoral researcher Dr Katherine Harborne<text:tab/>Feb 2025 – present<text:line-break/><text:tab/> <text:s/></text:span><text:span text:style-name="T66">Institute for Computational Cosmology, Durham University</text:span></text:p>
      <text:p text:style-name="P51"><text:span text:style-name="T63"><text:tab/></text:span><text:span text:style-name="T65">PhD thesis supervisor for Diego Dado<text:tab/>Oct 2024 – present<text:line-break/><text:tab/> <text:s/></text:span><text:span text:style-name="T66">Institute for Computational Cosmology, Durham University</text:span></text:p>
      <text:p text:style-name="P51"><text:span text:style-name="T63"><text:tab/></text:span><text:span text:style-name="T67">Visiting PhD student Julen Expósito-Márquez<text:tab/>Sept 2025 – Dec 2025<text:line-break/><text:tab/> <text:s/>Institute for Computational Cosmology, Durham University</text:span></text:p>
      <text:p text:style-name="P50"><text:span text:style-name="T63"><text:tab/></text:span><text:span text:style-name="T68">Summer undergraduate research project supervisor for Helena Chase<text:tab/>June 2024 – Aug 2024<text:line-break/><text:tab/> <text:s/>Institute for Computational Cosmology, Durham University</text:span></text:p>
      <text:p text:style-name="P51"><text:span text:style-name="T68"><text:tab/>Summer undergraduate research project supervisor for Brad Makinson<text:tab/>June 2024 – July 2024<text:line-break/><text:tab/> <text:s/>Institute for Computational Cosmology, Durham University</text:span><text:span text:style-name="T63"><text:tab/></text:span></text:p>
      <text:p text:style-name="P187"><text:span text:style-name="T63"><text:tab/></text:span><text:span text:style-name="T66">MPhys thesis co-supervisor (with M. Swinbank) for Brad Makinson<text:tab/>Oct 2024 – Apr 2025<text:line-break/><text:tab/> <text:s/>Institute for Computational Cosmology, Durham University<text:line-break/><text:tab/> <text:s/></text:span><text:span text:style-name="T42">“Seeing dark matter with MeerKAT:MHONGOOSE”</text:span></text:p>
      <text:p text:style-name="P52"><text:span text:style-name="T63"><text:tab/></text:span><text:span text:style-name="T66">MPhys thesis co-supervisor (with M. Swinbank) for Jack Carter<text:tab/>Oct 2024 – Apr 2025<text:line-break/><text:tab/> <text:s/>Institute for Computational Cosmology, Durham University<text:line-break/><text:tab/> <text:s/></text:span><text:span text:style-name="T42">“Seeing dark matter with MeerKAT:MHONGOOSE”</text:span></text:p>
      <text:p text:style-name="P52"><text:soft-page-break/><text:span text:style-name="T63"><text:tab/></text:span><text:span text:style-name="T66">Summer research placement supervisor for Loretta Lanigan<text:tab/>July 2024 – Aug 2024<text:line-break/><text:tab/> <text:s/>Institute for Computational Cosmology, Durham University</text:span></text:p>
      <text:p text:style-name="P52"><text:span text:style-name="T63"><text:tab/></text:span><text:span text:style-name="T69">Summer undergraduate research project supervisor for Mary Carstairs<text:tab/>July 2024 – Aug 2024<text:line-break/><text:tab/> <text:s/>Institute for Computational Cosmology, Durham University</text:span></text:p>
      <text:p text:style-name="P53"><text:span text:style-name="T63"><text:tab/></text:span><text:span text:style-name="T70">Summer Nuffield Foundation Research Placement Host for Matilda Hunnisett<text:tab/>Aug 2023<text:line-break/><text:tab/> <text:s/>Institute for Computational Cosmology, Durham University</text:span></text:p>
      <text:p text:style-name="P54"><text:span text:style-name="T63"><text:tab/></text:span><text:span text:style-name="T70">Summer Nuffield Foundation Research Placement Host for Piotr Stelmaszczyk<text:tab/>Aug 2023<text:line-break/><text:tab/> <text:s/>Institute for Computational Cosmology, Durham University</text:span></text:p>
      <text:p text:style-name="P54"><text:span text:style-name="T63"><text:tab/></text:span><text:span text:style-name="T71">MPhys thesis co-supervisor (with M. Swinbank) for Lauryn Tapper<text:tab/>Oct 2022 </text:span><text:span text:style-name="T72">– </text:span><text:span text:style-name="T65">Apr 2023</text:span><text:span text:style-name="T73"><text:line-break/></text:span><text:span text:style-name="T74"><text:tab/> <text:s/>Institute for Computational Cosmology, Durham University<text:line-break/><text:tab/> <text:s/></text:span><text:span text:style-name="T33">“A dynamic analysis of the gas within simulated galaxies”</text:span></text:p>
      <text:p text:style-name="P55"><text:span text:style-name="T110"><text:tab/></text:span><text:span text:style-name="T111">Summer undergraduate research project supervisor for Eleanor Downing<text:tab/>Jul </text:span><text:span text:style-name="T112">– </text:span><text:span text:style-name="T111">Sept 2022</text:span><text:span text:style-name="T74"><text:line-break/><text:tab/> <text:s/>Institute for Computational Cosmology, Durham University<text:line-break/><text:tab/> <text:s/></text:span><text:span text:style-name="T33">“</text:span><text:span text:style-name="T34">The diverse perturbations affecting dwarf galaxies used as dark <text:line-break/><text:tab/> <text:s/>matter tracers</text:span><text:span text:style-name="T33">”</text:span></text:p>
      <text:p text:style-name="P56"><text:span text:style-name="T63"><text:tab/></text:span><text:span text:style-name="T61">M</text:span><text:span text:style-name="T71">Phys</text:span><text:span text:style-name="T61"> thesis co-supervisor (with A. Fattahi) for Alex Cooke<text:tab/>Oct 2021 </text:span><text:span text:style-name="T72">– </text:span><text:span text:style-name="T71">Apr 2022</text:span><text:span text:style-name="T61"><text:line-break/><text:tab/> <text:s/>Institute for Computational Cosmology, Durham University<text:line-break/><text:tab/> <text:s/></text:span><text:span text:style-name="T32">“</text:span><text:span text:style-name="T35">The lives and deaths of faint satellite galaxies</text:span><text:span text:style-name="T32">”</text:span></text:p>
      <text:p text:style-name="P79"><text:span text:style-name="T123"><text:tab/></text:span><text:span text:style-name="T127">M</text:span><text:span text:style-name="T128">Phys</text:span><text:span text:style-name="T127"> thesis co-supervisor (with C. Frenk) for Richard Brooks<text:tab/>Oct 2021 </text:span><text:span text:style-name="T129">– </text:span><text:span text:style-name="T128">Apr 2022</text:span><text:span text:style-name="T127"><text:line-break/><text:tab/> <text:s/>Institute for Computational Cosmology, Durham University<text:line-break/><text:tab/> <text:s/></text:span><text:span text:style-name="T17">“</text:span><text:span text:style-name="T18">A path to revealing the nature of dark matter by neutral gas</text:span><text:span text:style-name="T17">”</text:span></text:p>
      <text:p text:style-name="P31"><text:span text:style-name="T63"><text:tab/></text:span><text:span text:style-name="T73">PhD thesis co-supervisor (</text:span><text:span text:style-name="T75">with </text:span><text:span text:style-name="T73">R. Massey, C. Frenk</text:span><text:span text:style-name="T75">)</text:span><text:span text:style-name="T73"> for Ellen Sirks<text:tab/>Jan 2020 </text:span><text:span text:style-name="T72">– </text:span><text:span text:style-name="T76">Oct 2022</text:span><text:span text:style-name="T73"><text:line-break/><text:tab/> <text:s/>Institute for Computational Cosmology, Durham University</text:span></text:p>
      <text:p text:style-name="P31"><text:span text:style-name="T73"><text:tab/></text:span><text:span text:style-name="T77">Summer Nuffield Foundation Research Placement Host for Jared Turnbull<text:tab/>Aug 2021<text:line-break/><text:tab/> <text:s/>Institute for Computational Cosmology, Durham University<text:line-break/><text:tab/> <text:s/></text:span><text:span text:style-name="T36">“Visualisations of Simulated Galaxies”</text:span></text:p>
      <text:p text:style-name="P80"><text:span text:style-name="T123"><text:tab/></text:span><text:span text:style-name="T130">M</text:span><text:span text:style-name="T128">Phys</text:span><text:span text:style-name="T131"> thesis co-supervisor (with C. Frenk) for Finn Roper<text:tab/>Jun 2020 </text:span><text:span text:style-name="T129">– </text:span><text:span text:style-name="T127">Apr 2021</text:span><text:span text:style-name="T131"><text:line-break/><text:tab/> <text:s/>Institute for Computational Cosmology, Durham University<text:line-break/></text:span><text:span text:style-name="T19"><text:tab/> <text:s/>“The effect of baryon feedback on simulated dark matter<text:line-break/><text:tab/> <text:s/>distributions”</text:span></text:p>
      <text:p text:style-name="P81"><text:span text:style-name="T123"><text:tab/></text:span><text:span text:style-name="T132">MSc thesis co-supervisor (with M. Verheijen) for Anatolii Zadvornyi<text:tab/>Sept 2019 </text:span><text:span text:style-name="T129">– </text:span><text:span text:style-name="T127">Jul 2021</text:span><text:span text:style-name="T132"><text:line-break/></text:span><text:span text:style-name="T164"><text:tab/> <text:s/>Kapteyn Institute, Rijksuniversiteit Groningen<text:line-break/><text:tab/> <text:s/></text:span><text:span text:style-name="T20">“Star formation suppression, gas consumption and stripping in<text:line-break/><text:tab/> <text:s/>cluster satellites”</text:span></text:p>
      <text:p text:style-name="P32"><text:span text:style-name="T63"><text:tab/></text:span><text:span text:style-name="T78">MSc thesis co-supervisor (with S. Trager) for Amit Upadhyay<text:tab/>Sept 2018 </text:span><text:span text:style-name="T72">– </text:span><text:span text:style-name="T78">Aug 2020<text:line-break/><text:tab/> <text:s/></text:span><text:span text:style-name="T79">Kapteyn Institute, Rijksuniversiteit Groningen<text:line-break/><text:tab/> <text:s/></text:span><text:span text:style-name="T37">“Star formation histories of Coma Cluster galaxies matched to <text:line-break/><text:tab/> <text:s/>simulated orbits hints at quenching around first pericentre”</text:span></text:p>
      <text:p text:style-name="P82"><text:soft-page-break/><text:span text:style-name="T132"><text:tab/>BSc thesis co-supervisor (with M. Verheijen) for Anatolii Zadvornyi<text:tab/>Jan 2019 </text:span><text:span text:style-name="T129">– </text:span><text:span text:style-name="T132">May 2019<text:line-break/><text:tab/> <text:s/></text:span><text:span text:style-name="T133">Kapteyn Astronomical Institute, Rijksuniversiteit Groningen<text:line-break/><text:tab/> <text:s/></text:span><text:span text:style-name="T21">“</text:span><text:span text:style-name="T37">Enviromental </text:span><text:span text:style-name="T38">s</text:span><text:span text:style-name="T37">tar </text:span><text:span text:style-name="T38">f</text:span><text:span text:style-name="T37">ormation </text:span><text:span text:style-name="T38">s</text:span><text:span text:style-name="T37">uppression in </text:span><text:span text:style-name="T38">g</text:span><text:span text:style-name="T37">alaxy </text:span><text:span text:style-name="T38">c</text:span><text:span text:style-name="T37">lusters</text:span><text:span text:style-name="T21">”</text:span></text:p>
      <text:p text:style-name="P83"><text:span text:style-name="T123"><text:tab/></text:span><text:span text:style-name="T132">BSc</text:span><text:span text:style-name="T129"> thesis co-supervisor </text:span><text:span text:style-name="T132">(with J. Navarro, A. Fattahi) </text:span><text:span text:style-name="T129">for James Lan</text:span><text:span text:style-name="T132">e</text:span><text:span text:style-name="T129"><text:tab/>Sept 2016 – </text:span><text:span text:style-name="T134">Apr</text:span><text:span text:style-name="T129"> 2017<text:line-break/></text:span><text:span text:style-name="T165"><text:tab/> <text:s/></text:span><text:span text:style-name="T166">Department of Physics &amp; Astronomy, University of Victoria</text:span><text:span text:style-name="T129"><text:line-break/><text:tab/> <text:s/></text:span><text:span text:style-name="T22">“The mysterious progenitor of the Ophiuchus stream”</text:span></text:p>
      <text:p text:style-name="P57"><text:span text:style-name="T32"><text:tab/></text:span><text:span text:style-name="T78">BSc</text:span><text:span text:style-name="T61"> thesis co-supervisor </text:span><text:span text:style-name="T73">(with J. Navarro) for </text:span><text:span text:style-name="T61">Patrick McManus<text:tab/>Sept 2016 – </text:span><text:span text:style-name="T80">Apr</text:span><text:span text:style-name="T61"> 2017<text:line-break/><text:tab/> <text:s/></text:span><text:span text:style-name="T79">Department of Physics &amp; Astronomy, University of Victoria</text:span><text:span text:style-name="T61"><text:line-break/><text:tab/> <text:s/></text:span><text:span text:style-name="T32">“</text:span><text:span text:style-name="T37">T</text:span><text:span text:style-name="T32">he effect of an impulsive gravitational perturbation on a dark <text:line-break/><text:tab/> <text:s/>matter halo”</text:span></text:p>
      <text:p text:style-name="P13"><text:span text:style-name="T314">Teaching Experience</text:span><text:tab/></text:p>
      <text:p text:style-name="P137"><text:span text:style-name="T39"><text:tab/></text:span><text:span text:style-name="T214">Course development<text:tab/>May – Aug 2015<text:line-break/><text:tab/><text:tab/></text:span><text:span text:style-name="T39">Produced new draft of laboratory manual for </text:span><text:span text:style-name="T40">University of Victoria </text:span><text:span text:style-name="T39">undergraduate<text:line-break/><text:tab/><text:tab/>introductory astronomy course, in use as of Fall 2016. Development of visualization <text:tab/><text:tab/><text:tab/><text:tab/>software for use in same </text:span><text:span text:style-name="T40">c</text:span><text:span text:style-name="T39">ourse.</text:span></text:p>
      <text:p text:style-name="P91"><text:span text:style-name="T22"><text:tab/></text:span><text:span text:style-name="T167">Substitute lecturer<text:line-break/><text:tab/><text:tab/></text:span><text:span text:style-name="T23">Lectures for courses “Introduction to astronomy; Cosmic history” (Feb-Mar 2023, <text:tab/><text:tab/><text:tab/><text:tab/>instructor C. Frenk), “Introduction to galaxies” (Mar 2017, instructor J. Navarro).</text:span></text:p>
      <text:p text:style-name="P67"><text:span text:style-name="T22"><text:tab/></text:span><text:span text:style-name="T168">G</text:span><text:span text:style-name="T169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68"><text:span text:style-name="T165"><text:tab/>Teaching Assistant</text:span><text:span text:style-name="T170">ships – 1</text:span><text:span text:style-name="T171">1</text:span><text:span text:style-name="T170"> appointments </text:span><text:span text:style-name="T171">totalling 45 months</text:span><text:span text:style-name="T170"><text:tab/>2010 – 20</text:span><text:span text:style-name="T171">22</text:span><text:span text:style-name="T170"><text:line-break/><text:tab/><text:tab/></text:span><text:span text:style-name="T26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7">demonstration and<text:tab/><text:tab/><text:tab/><text:tab/>grading for MSc scientific computing course.</text:span></text:p>
      <text:p text:style-name="P14"><text:span text:style-name="T162">Publications</text:span><text:span text:style-name="T157"><text:tab/></text:span></text:p>
      <text:p text:style-name="P138"><text:span text:style-name="T172">I </text:span><text:span text:style-name="T173">am an author of </text:span><text:span text:style-name="T174">6</text:span><text:span text:style-name="T175">9</text:span><text:span text:style-name="T173"> refereed articles (</text:span><text:span text:style-name="T175">4</text:span><text:span text:style-name="T209">324</text:span><text:span text:style-name="T174"> </text:span><text:span text:style-name="T173">citations </text:span><text:span text:style-name="T176">excl. astropy paper</text:span><text:span text:style-name="T173">, H=</text:span><text:span text:style-name="T177">3</text:span><text:span text:style-name="T209">7</text:span><text:span text:style-name="T173">), of which </text:span><text:span text:style-name="T174">1</text:span><text:span text:style-name="T178">1</text:span><text:span text:style-name="T173"> as the first author (</text:span><text:span text:style-name="T179">9</text:span><text:span text:style-name="T209">83</text:span><text:span text:style-name="T180"> </text:span><text:span text:style-name="T173">citations), and a further </text:span><text:span text:style-name="T181">2</text:span><text:span text:style-name="T182">3</text:span><text:span text:style-name="T173"> in which I had a major role. </text:span><text:span text:style-name="T183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83">. </text:span><text:span text:style-name="T184">I have highlighted some of my best work with a ★. </text:span><text:span text:style-name="T185">P</text:span><text:span text:style-name="T186">apers </text:span><text:span text:style-name="T185">led by students under my supervision</text:span><text:span text:style-name="T186"> are marked with a</text:span><text:span text:style-name="T212"> </text:span><text:span text:style-name="T316">†</text:span><text:span text:style-name="T397">.</text:span></text:p>
      <text:p text:style-name="P92">Pre-prints</text:p>
      <text:list xml:id="list424627659" text:style-name="L1">
        <text:list-item>
          <text:p text:style-name="P156"><text:span text:style-name="T316">† M</text:span><text:span text:style-name="T315">errow, </text:span><text:span text:style-name="T348">Oman</text:span><text:span text:style-name="T315"> &amp; Fattahi (2025). </text:span><text:span text:style-name="T380">The lives and death of faint satellite galaxies around M31.</text:span><text:span text:style-name="T315"> MNRAS, submitted.</text:span></text:p>
        </text:list-item>
        <text:list-item>
          <text:p text:style-name="P160"><text:span text:style-name="T316">P</text:span><text:span text:style-name="T317">onomareva, Mancera-</text:span><text:span text:style-name="T316">Pi</text:span><text:span text:style-name="T254">ñ</text:span><text:span text:style-name="T255">a, </text:span><text:span text:style-name="T256">Glowacki, Desmond, Jarvis, Varasteanu, Yasin, Heywood, Maddox, Adams, Baes, Gebek, Kurapati, Maksymowicz-Maciata, </text:span><text:span text:style-name="T272">Oman</text:span><text:span text:style-name="T256">, Pan, Prandoni, Rajohnson, Ruffa and Spekkens (2025). </text:span><text:span text:style-name="T238">MIGHTEE-HI: Rotation curves, mass models and dark </text:span><text:soft-page-break/><text:span text:style-name="T238">matter properties.</text:span><text:span text:style-name="T256"> MNRAS, submitted.</text:span></text:p>
        </text:list-item>
        <text:list-item>
          <text:p text:style-name="P167"><text:span text:style-name="T316">† </text:span><text:span text:style-name="T315">Makinson, </text:span><text:span text:style-name="T348">Oman</text:span><text:span text:style-name="T315"> and Swinbank (2025). </text:span><text:span text:style-name="T380">Multi-resolution kinematic modelling of nearby galaxies: a demonstration using MHONGOOSE observations.</text:span><text:span text:style-name="T315"> MNRAS, submitted. [arxiv:2508.08841]</text:span></text:p>
        </text:list-item>
      </text:list>
      <text:p text:style-name="P142">Refereed publications in primary journals</text:p>
      <text:list xml:id="list121331601405196" text:continue-numbering="true" text:style-name="L1">
        <text:list-item>
          <text:p text:style-name="P157"><text:span text:style-name="T316">Riley, Shipp, Simpson, Bieri, Fattahi, Brown, </text:span><text:span text:style-name="T349">Oman</text:span><text:span text:style-name="T316">, Fragkoudi, Gómez, Grand and Marinacci (202</text:span><text:span text:style-name="T318">5</text:span><text:span text:style-name="T316">). </text:span><text:span text:style-name="T381">Auriga Streams I: distrupting satellites surrounding Milky Way-mass haloes at multiple resolutions.</text:span><text:span text:style-name="T316"> MNRAS </text:span><text:span text:style-name="T319">542: 2443</text:span><text:span text:style-name="T316">. [arxiv:2410.09144]</text:span></text:p>
        </text:list-item>
        <text:list-item>
          <text:p text:style-name="P168"><text:span text:style-name="T316">Namumba, Ianjamasimanana, Koribalski, Bosma, Athanassoula, Carignan, Jozsa, Kamphuis, Deane, Sikhosana, Verdes-Montenegro, Sorgho, Ndaliso, Amram, Brinks, Chemin, Combes, de Blok, Deg, English, Healy, Kurapati, Marasco, McGaugh, </text:span><text:span text:style-name="T349">Oman</text:span><text:span text:style-name="T316">, Spekkens, Veronese and Wong (2025). </text:span><text:span text:style-name="T381">Investigating the HI distribution and kinematics of ESO444-G084 and [KKS2000]23: New insights from the MHONGOOSE survey.</text:span><text:span text:style-name="T316"> A&amp;A, </text:span><text:span text:style-name="T320">accepted</text:span><text:span text:style-name="T316">.</text:span><text:span text:style-name="T321"> [arxiv:2506.04101]</text:span></text:p>
        </text:list-item>
        <text:list-item>
          <text:p text:style-name="P161"><text:span text:style-name="T316">Hank, Verheijen, Blyth, Dav</text:span><text:span text:style-name="T322">é, </text:span><text:span text:style-name="T349">Oman</text:span><text:span text:style-name="T316">, Deg and Glowacki (2025). </text:span><text:span text:style-name="T381">HI asymmetries in spatially resolved SIMBA galaxies.</text:span><text:span text:style-name="T316"> MNRAS </text:span><text:span text:style-name="T323">540: 3047</text:span><text:span text:style-name="T316">. </text:span><text:span text:style-name="T324">[arxiv:2506.15827]</text:span></text:p>
        </text:list-item>
        <text:list-item>
          <text:p text:style-name="P158"><text:span text:style-name="T316">† </text:span><text:span text:style-name="T325">Visser-Zadvornyi, Carstairs, </text:span><text:span text:style-name="T350">Oman</text:span><text:span text:style-name="T325"> and Verheijen (2025).</text:span><text:span text:style-name="T382"> Star formation and stellar &amp; AGN feedback in the absence of accretion, not gas stripping, set the quenching timescale in satellite galaxies. </text:span><text:span text:style-name="T325">MNRAS</text:span><text:span text:style-name="T326"> </text:span><text:span text:style-name="T327">540: 1730</text:span><text:span text:style-name="T325">. [arxiv:</text:span><text:span text:style-name="T316">2503.15183</text:span><text:span text:style-name="T325">]</text:span></text:p>
        </text:list-item>
        <text:list-item>
          <text:p text:style-name="P162"><text:span text:style-name="T316">O’</text:span><text:span text:style-name="T322">Beirne, Staveley-Smith, Kilborn, Wong, Westmeier, Cluver, Bekki, Deg, Dénes, For, Lee-Waddell, Murugeshan, </text:span><text:span text:style-name="T351">Oman</text:span><text:span text:style-name="T328">,</text:span><text:span text:style-name="T322"> Rhee, Shen </text:span><text:span text:style-name="T328">and</text:span><text:span text:style-name="T322"> </text:span><text:span text:style-name="T328">Taylor (202</text:span><text:span text:style-name="T318">5</text:span><text:span text:style-name="T328">)</text:span><text:span text:style-name="T322">. </text:span><text:span text:style-name="T383">WALLABY pilot survey: properties of HI-selected dark sources and low surface brightness galaxies”</text:span><text:span text:style-name="T328">. PASA </text:span><text:span text:style-name="T329">42: 870</text:span><text:span text:style-name="T328">. </text:span><text:span text:style-name="T330">[arxiv:2505.04299]</text:span></text:p>
        </text:list-item>
        <text:list-item>
          <text:p text:style-name="P163"><text:span text:style-name="T316">Marasco, de Blok, Maccagni, Fraternali, </text:span><text:span text:style-name="T349">Oman</text:span><text:span text:style-name="T316">, Oosterloo, Combes, McGaugh, Kamphuis, Spekkens, Kleiner, Veronese, Amram, Chemin and Brinks (202</text:span><text:span text:style-name="T318">5</text:span><text:span text:style-name="T316">). </text:span><text:span text:style-name="T381">HI within and around observed and simulated galaxy discs – Comparing MeerKAT observations with mock data from TNG50 and FIRE-2</text:span><text:span text:style-name="T316">. A&amp;A</text:span><text:span text:style-name="T331"> </text:span><text:span text:style-name="T332">697: 86</text:span><text:span text:style-name="T316">. </text:span><text:span text:style-name="T331">[arxiv:2503.03818]</text:span></text:p>
        </text:list-item>
        <text:list-item>
          <text:p text:style-name="P169"><text:span text:style-name="T358">Perron-Cormier, Deg, Spekkens, Richardson, Glowacki, Verheijen, Hank, Blyth, </text:span><text:span text:style-name="T352">Oman</text:span><text:span text:style-name="T359">,</text:span><text:span text:style-name="T358"> Dénes, Rhee, Elagali, Shen, Raja, Lee-Waddell and Westmeier (2025). </text:span><text:span text:style-name="T387">WALLABY pilot survey &amp; Asymba: Comparing HI detection asymmetries to the SIMBA simulation.</text:span><text:span text:style-name="T358"> AJ </text:span><text:span text:style-name="T360">169: 114</text:span><text:span text:style-name="T358">. </text:span><text:span text:style-name="T361">[arxiv:2501.09547]</text:span></text:p>
        </text:list-item>
        <text:list-item>
          <text:p text:style-name="P170"><text:span text:style-name="T358">A</text:span><text:span text:style-name="T362">mvrosiadis, Lange, Nightingale, He, Frenk, </text:span><text:span text:style-name="T353">Oman</text:span><text:span text:style-name="T362">, Smail, Swinbank, Fragkoudi, Gadotti, Cole, Borsato, Robertson, Massey, Cao and Li (202</text:span><text:span text:style-name="T363">4</text:span><text:span text:style-name="T362">). </text:span><text:span text:style-name="T388">The onset of bar formation in a massive galaxy at z~3.8.</text:span><text:span text:style-name="T362"> MNRAS </text:span><text:span text:style-name="T364">537: 1163</text:span><text:span text:style-name="T362">. </text:span><text:span text:style-name="T365">[arxiv:2404.01918]</text:span></text:p>
        </text:list-item>
        <text:list-item>
          <text:p text:style-name="P170"><text:span text:style-name="T358">Maccagni, de Blok, Mancera Pi</text:span><text:span text:style-name="T279">ñ</text:span><text:span text:style-name="T280">a, Ragusa, Iodice, Spavone, McGaugh, </text:span><text:span text:style-name="T273">Oman</text:span><text:span text:style-name="T280">, Oosterloo, Koribalski, Adams, Amram, Bosma, Bigiel, Brinks, Chemin, Combes, Gibson, Healy, Holwerda, J</text:span><text:span text:style-name="T358">ó</text:span><text:span text:style-name="T280">zsa, Kamphuis, Kleiner, Kurapati, Marasco, Spekkens, Veronese, Walter, Zabel and Zijlstra (2024). </text:span><text:span text:style-name="T248">MHONGOOSE discovery of a gas-rich low-surface brightness galaxy in the Dorado Group</text:span><text:span text:style-name="T280">. A&amp;A </text:span><text:span text:style-name="T281">690: 69</text:span><text:span text:style-name="T280">. </text:span><text:span text:style-name="T282">[arxiv:2405.17000]</text:span></text:p>
        </text:list-item>
        <text:list-item>
          <text:p text:style-name="P173"><text:soft-page-break/><text:span text:style-name="T316">De Blok, Healy, Maccagni, Pisano, Bosma, English, Jarrett, Marasco, Meurer, Veronese, Bigiel, Chemin, Fraternali, Holwerfa, Kamphuis, K</text:span><text:span text:style-name="T255">löckner, Kleiner, Leroy, Mogotsi, </text:span><text:span text:style-name="T273">Oman</text:span><text:span text:style-name="T255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39">MHONGOOSE – A MeerKAT Nearby Galaxy H</text:span><text:span text:style-name="T400">i</text:span><text:span text:style-name="T239"> Survey.</text:span><text:span text:style-name="T255"> A&amp;A </text:span><text:span text:style-name="T257">688: A109</text:span><text:span text:style-name="T255">. </text:span><text:span text:style-name="T258">[arxiv:2404.01774]</text:span></text:p>
        </text:list-item>
        <text:list-item>
          <text:p text:style-name="P174"><text:span text:style-name="T349">Oman</text:span><text:span text:style-name="T358">, Frenk, Crain, Lovell and Pfeffer (2024). </text:span><text:span text:style-name="T387">A warm dark matter cosmogony may yield more low-mass galaxy detections in 21-cm surveys than a cold dark matter one.</text:span><text:span text:style-name="T358"> MNRAS </text:span><text:span text:style-name="T366">533: 67</text:span><text:span text:style-name="T367">.</text:span><text:span text:style-name="T358"> </text:span><text:span text:style-name="T368">[arxiv:2401.11878]</text:span></text:p>
        </text:list-item>
        <text:list-item>
          <text:p text:style-name="P171"><text:span text:style-name="T358">Brown, Fattahi, McCarthy, Font, </text:span><text:span text:style-name="T349">Oman</text:span><text:span text:style-name="T358"> and Riley (2024). </text:span><text:span text:style-name="T387">ARTEMIS emulator: exploring the effect of cosmology and galaxy formation physics on Milky Way-mass haloes and their satellites</text:span><text:span text:style-name="T358">. MNRAS </text:span><text:span text:style-name="T367">532: 1223</text:span><text:span text:style-name="T358">. </text:span><text:span text:style-name="T369">[arxiv:2403.11692]</text:span></text:p>
        </text:list-item>
        <text:list-item>
          <text:p text:style-name="P172"><text:span text:style-name="T349">Oman</text:span><text:span text:style-name="T358"> and Riley (2024). </text:span><text:span text:style-name="T387">An overlooked source of uncertainty in the mass of the Milky Way.</text:span><text:span text:style-name="T358"> MNRAS Letters </text:span><text:span text:style-name="T370">532: 48</text:span><text:span text:style-name="T358">. </text:span><text:span text:style-name="T371">[arxiv:2404.03726]</text:span></text:p>
        </text:list-item>
        <text:list-item>
          <text:p text:style-name="P175"><text:span text:style-name="T358">Jones, Sand, Karunakaran, Spekkens, </text:span><text:span text:style-name="T349">Oman</text:span><text:span text:style-name="T358">, Bennet, Besla, Crnojević, Cuillandre, Fielder, Gwyn and Mutlu-Pakdil (2023). </text:span><text:span text:style-name="T387">Gas and star formation in satellites of Milky Way analogs.</text:span><text:span text:style-name="T358"> ApJ </text:span><text:span text:style-name="T372">966: 93</text:span><text:span text:style-name="T358">. </text:span><text:span text:style-name="T373">[arxiv:2311.02152]</text:span></text:p>
        </text:list-item>
        <text:list-item>
          <text:p text:style-name="P164"><text:span text:style-name="T316">† Sirks, Harvey, Massey, </text:span><text:span text:style-name="T349">Oman</text:span><text:span text:style-name="T316">, Robertson, Frenk, Everett, Gill and McCleary (2023). </text:span><text:span text:style-name="T381">Hydrodynamical simulations of merging galaxy clusters: giant dark matter particle colliders, powered by gravity</text:span><text:span text:style-name="T316">. MNRAS </text:span><text:span text:style-name="T333">530: 3160</text:span><text:span text:style-name="T334">. </text:span><text:span text:style-name="T333">[arxiv:2405.00140]</text:span></text:p>
        </text:list-item>
        <text:list-item>
          <text:p text:style-name="P176"><text:span text:style-name="T316">P</text:span><text:span text:style-name="T315">uglisi, Dudzevičiūtė, Swinbank, Gillman, Tiley, Cirasuolo, Cortese, Glazebrook, Harrison, Ibar, Molina, Obreschkow, </text:span><text:span text:style-name="T348">Oman</text:span><text:span text:style-name="T315">, Schaller, Shankar and Sharples (2023). </text:span><text:span text:style-name="T380">KURVS: The outer rotation curve shapes and dark matter fractions of z~1.5 star-forming galaxies.</text:span><text:span text:style-name="T315"> MNRAS </text:span><text:span text:style-name="T335">524: 2814</text:span><text:span text:style-name="T315">. </text:span><text:span text:style-name="T336">[arxiv:2305.04382]</text:span></text:p>
        </text:list-item>
        <text:list-item>
          <text:p text:style-name="P177"><text:span text:style-name="T316">† </text:span><text:span text:style-name="T337">Brooks, </text:span><text:span text:style-name="T354">Oman</text:span><text:span text:style-name="T337"> and Frenk (202</text:span><text:span text:style-name="T338">3</text:span><text:span text:style-name="T337">). </text:span><text:span text:style-name="T384">The North-South asymmetry of the ALFALFA HI velocity width function</text:span><text:span text:style-name="T337">. MNRAS </text:span><text:span text:style-name="T336">522: 4043</text:span><text:span text:style-name="T337">. [arxiv:2211.08092]</text:span></text:p>
        </text:list-item>
        <text:list-item>
          <text:p text:style-name="P177"><text:span text:style-name="T316">† </text:span><text:span text:style-name="T336">Downing and </text:span><text:span text:style-name="T355">Oman</text:span><text:span text:style-name="T336"> (2023). </text:span><text:span text:style-name="T385">The many reasons that the rotation curves of low-mass galaxies can fail as tracers of their matter distributions.</text:span><text:span text:style-name="T336"> MNRAS 522: 3318. [arxiv:2301.05242]</text:span></text:p>
        </text:list-item>
        <text:list-item>
          <text:p text:style-name="P178"><text:span text:style-name="T316">R</text:span><text:span text:style-name="T337">eeves, Hudson and </text:span><text:span text:style-name="T354">Oman</text:span><text:span text:style-name="T337"> (202</text:span><text:span text:style-name="T338">3</text:span><text:span text:style-name="T337">). </text:span><text:span text:style-name="T384">Constraining satellite quenching timescales in galaxy clusters by forward-modelling stellar ages and quiescent fractions in projected phase space.</text:span><text:span text:style-name="T337"> MNRAS </text:span><text:span text:style-name="T336">522: 1779</text:span><text:span text:style-name="T337">. [arxiv:2211.09145]</text:span></text:p>
        </text:list-item>
        <text:list-item>
          <text:p text:style-name="P179"><text:span text:style-name="T316">† </text:span><text:span text:style-name="T255">Roper, </text:span><text:span text:style-name="T273">Oman</text:span><text:span text:style-name="T255">, Frenk, Ben</text:span><text:span text:style-name="T316">ítez-Llambay, Navarro and Santos-Santos (202</text:span><text:span text:style-name="T338">3</text:span><text:span text:style-name="T316">). </text:span><text:span text:style-name="T381">The diversity of rotation curves of simulated galaxies with cusps and cores</text:span><text:span text:style-name="T316">. MNRAS</text:span><text:span text:style-name="T339"> </text:span><text:span text:style-name="T336">521: 1316</text:span><text:span text:style-name="T316">. [arxiv:2203.16652]</text:span></text:p>
        </text:list-item>
        <text:list-item>
          <text:p text:style-name="P180"><text:soft-page-break/><text:span text:style-name="T340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356">Oman</text:span><text:span text:style-name="T340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341">(2022)</text:span><text:span text:style-name="T340">. </text:span><text:span text:style-name="T386">The Astropy project: Sustaining and growing a community-oriented open-source project and the latest major release (v5.0) of the core package.</text:span><text:span text:style-name="T340"> ApJ </text:span><text:span text:style-name="T337">935: 167</text:span><text:span text:style-name="T340">. </text:span><text:span text:style-name="T342">[arxiv:</text:span><text:span text:style-name="T343">2206.14220</text:span><text:span text:style-name="T342">]</text:span></text:p>
        </text:list-item>
        <text:list-item>
          <text:p text:style-name="P181"><text:span text:style-name="T259">Bilimogga, </text:span><text:span text:style-name="T274">Oman</text:span><text:span text:style-name="T259">, Verheijen and van der Hulst (2021). </text:span><text:span text:style-name="T240">Using EAGLE simulations to study the effect of observational constraints on determination of HI asymmetries in galaxies</text:span><text:span text:style-name="T259">. MNRAS </text:span><text:span text:style-name="T260">513: 5310</text:span><text:span text:style-name="T259">. [arxiv:2205.00675]</text:span></text:p>
        </text:list-item>
        <text:list-item>
          <text:p text:style-name="P165"><text:span text:style-name="T261">Mancera</text:span><text:span text:style-name="T262">-Piña</text:span><text:span text:style-name="T263">, </text:span><text:span text:style-name="T261">Fraternali, Oosterloo, Adams, </text:span><text:span text:style-name="T275">Oman</text:span><text:span text:style-name="T261"> and Leisman (202</text:span><text:span text:style-name="T264">2</text:span><text:span text:style-name="T261">). </text:span><text:span text:style-name="T242">No need for dark matter: resolved kinematics of the ultra-diffuse galaxy AGC 114905.</text:span><text:span text:style-name="T261"> MNRAS</text:span><text:span text:style-name="T265"> 512: 3230</text:span><text:span text:style-name="T261">. [arxiv:</text:span><text:span text:style-name="T264">2112.00017</text:span><text:span text:style-name="T261">]</text:span></text:p>
        </text:list-item>
        <text:list-item>
          <text:p text:style-name="P165"><text:span text:style-name="T340">† </text:span><text:span text:style-name="T261">Sirks, </text:span><text:span text:style-name="T275">Oman</text:span><text:span text:style-name="T261">, Robertson, Massey and Frenk (2021). </text:span><text:span text:style-name="T242">The effects of self-interacting dark matter on the stripping of galaxies that fall into clusters</text:span><text:span text:style-name="T261">. MNRAS </text:span><text:span text:style-name="T265">511: 5927</text:span><text:span text:style-name="T261">. [arxiv:2109.03257]</text:span></text:p>
        </text:list-item>
        <text:list-item>
          <text:p text:style-name="P182"><text:span text:style-name="T285">Oman</text:span><text:span text:style-name="T290"> (202</text:span><text:span text:style-name="T291">2</text:span><text:span text:style-name="T290">). </text:span><text:span text:style-name="T250">The ALFALFA </text:span><text:span text:style-name="T251">HI</text:span><text:span text:style-name="T250"> velocity width function.</text:span><text:span text:style-name="T290"> MNRAS </text:span><text:span text:style-name="T292">509:</text:span><text:span text:style-name="T290"> </text:span><text:span text:style-name="T292">3268</text:span><text:span text:style-name="T290">. [arxiv:2108.08856]</text:span></text:p>
        </text:list-item>
        <text:list-item>
          <text:p text:style-name="P182"><text:span text:style-name="T293">K</text:span><text:span text:style-name="T289">arunakaran, Spekkens, </text:span><text:span text:style-name="T284">Oman</text:span><text:span text:style-name="T289">, Simpson, Fattahi, Sand, Bennet, Crnojevi</text:span><text:span text:style-name="T389">ć</text:span><text:span text:style-name="T289">, Frenk, G</text:span><text:span text:style-name="T389">ó</text:span><text:span text:style-name="T289">mez, Grand, Jones, Marinacci, Mutlu-Pakdil, Navarro </text:span><text:span text:style-name="T294">and</text:span><text:span text:style-name="T289"> Zaritsky (2021). </text:span><text:span text:style-name="T249">Satellites around Milky Way analogs: Tension in the number and fraction of quiescent satellites seen in observations versus simulations.</text:span><text:span text:style-name="T289"> ApJ </text:span><text:span text:style-name="T295">916: 19</text:span><text:span text:style-name="T289">. [arxiv:2105.09321]</text:span></text:p>
        </text:list-item>
        <text:list-item>
          <text:p text:style-name="P183"><text:span text:style-name="T398">† </text:span><text:span text:style-name="T289">Upadhyay, </text:span><text:span text:style-name="T284">Oman</text:span><text:span text:style-name="T289"> </text:span><text:span text:style-name="T294">and</text:span><text:span text:style-name="T286"> </text:span><text:span text:style-name="T289">Trager (2021). </text:span><text:span text:style-name="T249">Star formation histories of Coma Cluster galaxies matched to simulated orbits hint at quenching around first pericenter.</text:span><text:span text:style-name="T289"> A&amp;A </text:span><text:span text:style-name="T295">652: A16</text:span><text:span text:style-name="T289">. [arxiv:2104.04388]</text:span></text:p>
        </text:list-item>
        <text:list-item>
          <text:p text:style-name="P183"><text:span text:style-name="T293">Brouwer, </text:span><text:span text:style-name="T287">Oman</text:span><text:span text:style-name="T293">, </text:span><text:span text:style-name="T296">Valentijn, Bilicki, Heymans, Hoekstra, Napolitano, Roy, Tortora, Wright, Asgari, van den Busch, Dvornik, Erben, Giblin, Graham, Hildebrandt, Hopkins, Kannawadi, Kuijken, Liske, Shan, Tr</text:span><text:span text:style-name="T390">ö</text:span><text:span text:style-name="T296">ster and Visser (202</text:span><text:span text:style-name="T297">1</text:span><text:span text:style-name="T296">). </text:span><text:span text:style-name="T252">The weak lensing radial acceleration relation: Constraining modified gravity and cold dark matter theories with KiDS-1000.</text:span><text:span text:style-name="T296"> A&amp;A </text:span><text:span text:style-name="T297">650: A113</text:span><text:span text:style-name="T296">. </text:span><text:span text:style-name="T297">[arxiv:2106.11677]</text:span></text:p>
        </text:list-item>
        <text:list-item>
          <text:p text:style-name="P184"><text:soft-page-break/><text:span text:style-name="T300">B</text:span><text:span text:style-name="T299">oard, Bozorgnia, Strigari, Grand, Fattahi, Frenk, Marinacci, Navarro and </text:span><text:span text:style-name="T307">Oman</text:span><text:span text:style-name="T299"> (2021). </text:span><text:span text:style-name="T241">Velocity-dependent J-factors for annihilation radiation from cosmological simulations.</text:span><text:span text:style-name="T299"> JCAP 2021-04: 70. </text:span><text:span text:style-name="T301">[arxiv:</text:span><text:span text:style-name="T299">2101.06284</text:span><text:span text:style-name="T301">]</text:span></text:p>
        </text:list-item>
        <text:list-item>
          <text:p text:style-name="P184"><text:span text:style-name="T308">★ Oman</text:span><text:span text:style-name="T302">, Bahé, Healy, Hess, Hudson and Verheijen (2021). </text:span><text:span text:style-name="T243">A homogeneous measurement of the delay between the onsets of gas stripping and star formation quenching in satellite galaxies of groups and clusters.</text:span><text:span text:style-name="T302"> MNRAS </text:span><text:span text:style-name="T303">501: 5073</text:span><text:span text:style-name="T302">. [arxiv:2009.00667]</text:span></text:p>
        </text:list-item>
        <text:list-item>
          <text:p text:style-name="P184"><text:span text:style-name="T302">Deason, </text:span><text:span text:style-name="T308">Oman</text:span><text:span text:style-name="T302">, Fattahi, Schaller, Jauzac, Zhang, Montes, Bahé, Dalla Vecchia, Kay and Evans (2020). </text:span><text:span text:style-name="T243">Stellar splashback: </text:span><text:span text:style-name="T244">t</text:span><text:span text:style-name="T243">he edge of the intracluster light.</text:span><text:span text:style-name="T302"> MNRAS 500: 4181. [arxiv:2010.02937]</text:span></text:p>
        </text:list-item>
        <text:list-item>
          <text:p text:style-name="P184"><text:span text:style-name="T304">Genina, Read, Frenk, Cole, Benítez-Llambay, Ludlow, Navarro, </text:span><text:span text:style-name="T309">Oman</text:span><text:span text:style-name="T304"> and Robertson (2020). </text:span><text:span text:style-name="T245">To beta or not to beta: can higher-order Jeans analysis break the mass-anisotropy degeneracy in simulated dwarfs?</text:span><text:span text:style-name="T304"> MNRAS </text:span><text:span text:style-name="T302">498: 144</text:span><text:span text:style-name="T304">. [arxiv:1911.09124]</text:span></text:p>
        </text:list-item>
        <text:list-item>
          <text:p text:style-name="P184"><text:span text:style-name="T304">Deason, Fattahi, Frenk, Grand, </text:span><text:span text:style-name="T309">Oman</text:span><text:span text:style-name="T304">, Garrison-Kimmel, Simpson and Navarro (2020). </text:span><text:span text:style-name="T245">The edge of the Galaxy.</text:span><text:span text:style-name="T304"> MNRAS 496: 3929. [arxiv:2002.09497]</text:span></text:p>
        </text:list-item>
        <text:list-item>
          <text:p text:style-name="P184"><text:span text:style-name="T304">Mancera-Piña, Fraternali, </text:span><text:span text:style-name="T309">Oman</text:span><text:span text:style-name="T304">, Adams, Bacchini, Marasco, Oosterloo, Pezzulli, Posti, Leisman, Cannon, di Teodoro, Gault, Haynes, Reiter, Rhode, Salzer and Smith (2020). </text:span><text:span text:style-name="T245">Robust HI kinematics of gas-rich ultra-diffuse galaxies: hints of a weak-feedback formation scenario.</text:span><text:span text:style-name="T304"> MNRAS 495: 3636. [arxiv:2004.14392]</text:span></text:p>
        </text:list-item>
        <text:list-item>
          <text:p text:style-name="P184"><text:span text:style-name="T304">Marasco, Posti, </text:span><text:span text:style-name="T309">Oman</text:span><text:span text:style-name="T304">, Famaey, Cresci and Fraternali (2020). </text:span><text:span text:style-name="T245">Massive disc galaxies in cosmological hydrodynamical simulations are too dark matter-dominated.</text:span><text:span text:style-name="T304"> A&amp;A, 883: L33. [arxiv:2005.01724]</text:span></text:p>
        </text:list-item>
        <text:list-item>
          <text:p text:style-name="P185"><text:span text:style-name="T304">★ Santos-Santos, Navarro, Robertson, Benítez-Llambay, </text:span><text:span text:style-name="T309">Oman</text:span><text:span text:style-name="T304">, Lovell, Frenk, Ludlow, Fattahi and Ritz (2020). </text:span><text:span text:style-name="T245">Baryonic clues to the puzzling diversity of dwarf galaxy rotation curves.</text:span><text:span text:style-name="T304"> MNRAS 495: 58. [arxiv:1911.09116]</text:span></text:p>
        </text:list-item>
        <text:list-item>
          <text:p text:style-name="P185"><text:span text:style-name="T304">Cautun, Benítez-Llambay, Deason, Frenk, Fattahi, Gómez, Grand, </text:span><text:span text:style-name="T309">Oman</text:span><text:span text:style-name="T304">, Navarro and Simpson (2020). </text:span><text:span text:style-name="T245">The Milky Way total mass profile as inferred fr</text:span><text:span text:style-name="T246">o</text:span><text:span text:style-name="T245">m Gaia DR2.</text:span><text:span text:style-name="T304"> MNRAS 494: 4291. [arxiv:1911.04557]</text:span></text:p>
        </text:list-item>
        <text:list-item>
          <text:p text:style-name="P184"><text:span text:style-name="T304">Richings, Frenk, Jenkins, Robertson, Fattahi, Grand, Navarro, Pakmor, Gómez, Marinacci and </text:span><text:span text:style-name="T309">Oman</text:span><text:span text:style-name="T304"> (2020). </text:span><text:span text:style-name="T245">Subhalo destruction in the APOSTLE and Auriga simulations.</text:span><text:span text:style-name="T304"> MNRAS 492: 5780. [arxiv:1811.12437]</text:span></text:p>
        </text:list-item>
        <text:list-item>
          <text:p text:style-name="P184"><text:span text:style-name="T399">† </text:span><text:span text:style-name="T304">Lane, Navarro, Fattahi, </text:span><text:span text:style-name="T309">Oman</text:span><text:span text:style-name="T304"> and Bovy (2020). </text:span><text:span text:style-name="T245">The Ophiuchus stream progenitor: a new type of globular cluster and its possible Sagittarius connection.</text:span><text:span text:style-name="T304"> MNRAS 492: 4164. [arxiv:1905.12633</text:span><text:span text:style-name="T305">]</text:span></text:p>
        </text:list-item>
        <text:list-item>
          <text:p text:style-name="P184"><text:span text:style-name="T304">Chauhan, Lagos, Obreschkow, Power, </text:span><text:span text:style-name="T309">Oman</text:span><text:span text:style-name="T304"> and Elahi (2019). </text:span><text:span text:style-name="T245">The HI velocity function: a test of cosmology or baryon physics?</text:span><text:span text:style-name="T304"> MNRAS 488: 5898. [arxiv:1906.06130</text:span><text:span text:style-name="T305">]</text:span></text:p>
        </text:list-item>
        <text:list-item>
          <text:p text:style-name="P184"><text:span text:style-name="T304">Genina, Frenk, Benítez-Llambay, Cole, Navarro, </text:span><text:span text:style-name="T309">Oman</text:span><text:span text:style-name="T304"> and Fattahi (2019). </text:span><text:span text:style-name="T245">The distinct stellar metallicity populations of simulated Local Group dwarfs.</text:span><text:span text:style-name="T304"> MNRAS 488: 2312. [arxiv:1812.04839]</text:span></text:p>
        </text:list-item>
        <text:list-item>
          <text:p text:style-name="P184"><text:soft-page-break/><text:span text:style-name="T304">Bose, Frenk, Jenkins, Fattahi, Gomez, Grand, Marinacci, Navarro, </text:span><text:span text:style-name="T309">Oman</text:span><text:span text:style-name="T304">, Pakmor, Schaye, Simpson and Springel (2019). </text:span><text:span text:style-name="T245">No cores in dark matter-dominated dwarf galaxies with bursty star formation histories.</text:span><text:span text:style-name="T304"> MNRAS, 486: 4790. [arxiv:1810.03635]</text:span></text:p>
        </text:list-item>
        <text:list-item>
          <text:p text:style-name="P184"><text:span text:style-name="T304">Owers, Hudson, </text:span><text:span text:style-name="T309">Oman</text:span><text:span text:style-name="T304">, Bland-Hawthron, Brough, Bryant, Cortese, Couch, Croom, van de Sande, Federrath, Groves, Hopkins, Lawrence, Lorente, McDermid, Medling, Richards, Scott, Taranu, Welker and Yi (2019). </text:span><text:span text:style-name="T245">The SAMI Galaxy Survey: Quenching of star formation in clusters I. Transition galaxies.</text:span><text:span text:style-name="T304"> ApJ 873: 52. [arxiv:1901.08185]</text:span></text:p>
        </text:list-item>
        <text:list-item>
          <text:p text:style-name="P184"><text:span text:style-name="T309">★ Oman</text:span><text:span text:style-name="T304">, Marasco, Navarro, Frenk, Schaye and Benítez-Llambay (2019). </text:span><text:span text:style-name="T245">Non-circular motions and the diversity of dwarf galaxy rotation curves.</text:span><text:span text:style-name="T304"> MNRAS 482: 821. [arxiv:1706.07478]</text:span></text:p>
        </text:list-item>
        <text:list-item>
          <text:p text:style-name="P184"><text:span text:style-name="T304">Digby, Navarro, Fattahi, Simpson, </text:span><text:span text:style-name="T309">Oman</text:span><text:span text:style-name="T304">, Gomez, Frenk, Grand and Pakmor (2018). </text:span><text:span text:style-name="T245">The star formation histories of dwarf galaxies in Local Group cosmological simulations.</text:span><text:span text:style-name="T304"> MNRAS 485: 5423. [arxiv:1812.04839]</text:span></text:p>
        </text:list-item>
        <text:list-item>
          <text:p text:style-name="P184"><text:span text:style-name="T304">Mancera-Piña, Fraternali, Adams, Marasco, Oosterloo, </text:span><text:span text:style-name="T309">Oman</text:span><text:span text:style-name="T304">, Leisman, di Teodoro, Posti, Battipaglia, Cannon, Gault, Haynes, Janowiecki, McAllan, Pagel, Reiter, Rhode, Salzer and Smith (2019). </text:span><text:span text:style-name="T245">Off the baryonic Tully-Fisher relation: a population of baryon-dominated ultra-diffuse galaxies.</text:span><text:span text:style-name="T304"> ApJL 883: 33. [arxiv:1909.01363]</text:span></text:p>
        </text:list-item>
        <text:list-item>
          <text:p text:style-name="P184"><text:span text:style-name="T304">Fattahi, Navarro, Frenk, </text:span><text:span text:style-name="T309">Oman</text:span><text:span text:style-name="T304">, Sawala and Schaller (2018). </text:span><text:span text:style-name="T245">Tidal stripping and the structure of dwarf galaxies in the Local Group.</text:span><text:span text:style-name="T304"> MNRAS 476: 3816. [arxiv:1707.03898]</text:span></text:p>
        </text:list-item>
        <text:list-item>
          <text:p text:style-name="P145"><text:span text:style-name="T262">N</text:span><text:span text:style-name="T266">a</text:span><text:span text:style-name="T262">varro, Yozin, Loewen, Benítez-Llambay, Fattahi, Frenk, </text:span><text:span text:style-name="T276">Oman</text:span><text:span text:style-name="T262">, Schaye and Theuns (2018). </text:span><text:span text:style-name="T245">The innate origin of radial and vertical gradients in a simulated galaxy disc.</text:span><text:span text:style-name="T262"> MNRAS 476: 3648. [arxiv:1709.01040]</text:span></text:p>
        </text:list-item>
        <text:list-item>
          <text:p text:style-name="P145"><text:span text:style-name="T262">Marasco, </text:span><text:span text:style-name="T276">Oman</text:span><text:span text:style-name="T262">, Navarro, Frenk and Oosterloo (2018). </text:span><text:span text:style-name="T245">Bars in dark-matter-dominated dwarf galaxy discs.</text:span><text:span text:style-name="T262"> MNRAS 476: 2168. [arxiv:1711.09914]</text:span></text:p>
        </text:list-item>
        <text:list-item>
          <text:p text:style-name="P145"><text:span text:style-name="T262">Genina, <text:s/>Benítez-Llambay, Frenk, Cole, Fattahi, Navarro, </text:span><text:span text:style-name="T276">Oman</text:span><text:span text:style-name="T262">, Sawala and Theuns (2018). </text:span><text:span text:style-name="T245">The core-cusp problem: a matter of perspective.</text:span><text:span text:style-name="T262"> MNRAS 474: 1398. [arxiv:1707.06303]</text:span></text:p>
        </text:list-item>
        <text:list-item>
          <text:p text:style-name="P145"><text:span text:style-name="T262">Navarro, Benítez-Llambay, Fattahi, Frenk, Ludlow, </text:span><text:span text:style-name="T276">Oman</text:span><text:span text:style-name="T262">, Schaller and Theuns (2017). </text:span><text:span text:style-name="T245">The origin of the mass discrepancy-acceleration relation in ΛCDM.</text:span><text:span text:style-name="T262"> MNRAS 471: 1841. [arxiv:1612.06329]</text:span></text:p>
        </text:list-item>
        <text:list-item>
          <text:p text:style-name="P145"><text:span text:style-name="T262">Campbell, Frenk, Jenkins, Eke, Navarro, Sawala, Schaller, Fattahi, </text:span><text:span text:style-name="T276">Oman</text:span><text:span text:style-name="T262"> and Theuns (2017). </text:span><text:span text:style-name="T245">Knowing the unknowns: uncertainties in simple estimators of dynamical masses.</text:span><text:span text:style-name="T262"> MNRAS 469: 2335. [arxiv:1603.04443]</text:span></text:p>
        </text:list-item>
        <text:list-item>
          <text:p text:style-name="P145"><text:span text:style-name="T262">Wang, Fattahi, Cooper, Sawala, Strigari, Frenk, Navarro, </text:span><text:span text:style-name="T276">Oman</text:span><text:span text:style-name="T262"> and Schaller (2017). </text:span><text:span text:style-name="T245">Tidal features of classical Milky Way satellites in a Λ cold dark matter universe.</text:span><text:span text:style-name="T262"> MNRAS 468: 4887. [arxiv:1611.00778]</text:span></text:p>
        </text:list-item>
        <text:list-item>
          <text:p text:style-name="P145"><text:span text:style-name="T262">Sawala, Pihajoki, Johansson, Frenk, Navarro, </text:span><text:span text:style-name="T276">Oman</text:span><text:span text:style-name="T262"> and White (2017). </text:span><text:span text:style-name="T245">Shaken and stirred: The Milky Way's dark substructures.</text:span><text:span text:style-name="T262"> MNRAS 467: 4383. [arxiv:1609.01718]</text:span></text:p>
        </text:list-item>
        <text:list-item>
          <text:p text:style-name="P146"><text:span text:style-name="T262">Ludlow, Benítez-Llambay, Schaller, Theuns, Frenk, Bower, Schaye, Crain, Navarro, Fattahi and </text:span><text:span text:style-name="T276">Oman</text:span><text:span text:style-name="T262"> (2017). </text:span><text:span text:style-name="T245">The Mass-discrepancy acceleration relation: a natural outcome of galaxy formation in CDM halos.</text:span><text:span text:style-name="T262"> Phys Rev Lett 118: 161103. [arxiv:1610.07663]</text:span></text:p>
        </text:list-item>
        <text:list-item>
          <text:p text:style-name="P146"><text:soft-page-break/><text:span text:style-name="T262">Benítez-Llambay, Navarro, Frenk, Sawala, </text:span><text:span text:style-name="T276">Oman</text:span><text:span text:style-name="T262">, Fattahi, Schaller, Schaye, Crain and Theuns (2017). </text:span><text:span text:style-name="T245">The properties of “dark” LCDM haloes in the Local Group.</text:span><text:span text:style-name="T262"> MNRAS 465: 3913. [arxiv:1609.01301]</text:span></text:p>
        </text:list-item>
        <text:list-item>
          <text:p text:style-name="P145"><text:span text:style-name="T262">Starkenburg, </text:span><text:span text:style-name="T276">Oman</text:span><text:span text:style-name="T262">, Navarro, Crain, Fattahi, Frenk, Sawala and Schaye (2017). </text:span><text:span text:style-name="T245">The oldest and most pristine stars in the APOSTLE Local Group simulations.</text:span><text:span text:style-name="T262"> MNRAS 465: 2212. [arxiv:1609.05214]</text:span></text:p>
        </text:list-item>
        <text:list-item>
          <text:p text:style-name="P145"><text:span text:style-name="T262">Sales, Navarro, </text:span><text:span text:style-name="T276">Oman</text:span><text:span text:style-name="T262">, Fattahi, Ferrero, Abadi, Bower, Crain, Frenk, Sawala, Schaller, Schaye, Theuns and White (2016). </text:span><text:span text:style-name="T245">The low-mass end of the baryonic Tully-Fisher relation.</text:span><text:span text:style-name="T262"> MNRAS 464: 2419. [arxiv:1602.02155]</text:span></text:p>
        </text:list-item>
        <text:list-item>
          <text:p text:style-name="P145"><text:span text:style-name="T276">Oman</text:span><text:span text:style-name="T262"> and Hudson (2016). </text:span><text:span text:style-name="T245">Satellite quenching timescales in clusters from projected phase space measurements matched to simulated orbits.</text:span><text:span text:style-name="T262"> MNRAS, 463: 3083. [arxiv:1607.07934]</text:span></text:p>
        </text:list-item>
        <text:list-item>
          <text:p text:style-name="P147"><text:span text:style-name="T262">Schaller, Frenk, Fattahi, Navarro, </text:span><text:span text:style-name="T276">Oman</text:span><text:span text:style-name="T262"> and Sawala (2016). </text:span><text:span text:style-name="T245">The low abundance and insignificance of dark discs in simulated Milky Way galaxies.</text:span><text:span text:style-name="T262"> MNRAS 461: L56. [arxiv:1605.02770]</text:span></text:p>
        </text:list-item>
        <text:list-item>
          <text:p text:style-name="P147"><text:span text:style-name="T276">Oman</text:span><text:span text:style-name="T262">, Navarro, Sales, Fattahi, Frenk, Sawala, Schaller and White (2016). </text:span><text:span text:style-name="T245">Missing dark matter in dwarf galaxies?</text:span><text:span text:style-name="T262"> MNRAS 460: 3610. [arxiv:1601.01026]</text:span></text:p>
        </text:list-item>
        <text:list-item>
          <text:p text:style-name="P145"><text:span text:style-name="T262">Sawala, Frenk, Fattahi, Navarro, Bower, Crain, Dalla Vecchia, Furlong, Helly, Jenkins, </text:span><text:span text:style-name="T276">Oman</text:span><text:span text:style-name="T262">, Schaller, Schaye, Theuns, Trayford and White (2016). </text:span><text:span text:style-name="T245">The APOSTLE simulations: solutions to the Local Group's cosmic puzzles.</text:span><text:span text:style-name="T262"> MNRAS 457: 1931. [arxiv:1511.01098]</text:span></text:p>
        </text:list-item>
        <text:list-item>
          <text:p text:style-name="P145"><text:span text:style-name="T262">Fattahi, Navarro, Sawala, Frenk, </text:span><text:span text:style-name="T276">Oman</text:span><text:span text:style-name="T262">, Crain, Furlong, Schaller, Schaye, Theuns and Jenkins (2016). </text:span><text:span text:style-name="T245">The APOSTLE project: Local Group kinematic mass constraints and simulation candidate selection.</text:span><text:span text:style-name="T262"> MNRAS 457: 844. [arxiv:1507.03643]</text:span></text:p>
        </text:list-item>
        <text:list-item>
          <text:p text:style-name="P145"><text:span text:style-name="T276">★ Oman</text:span><text:span text:style-name="T262">, Navarro, Fattahi, Frenk, Sawala, White, Bower, Crain, Furlong, Schaller, Schaye and Theuns (2015). </text:span><text:span text:style-name="T245">The unexpected diversity of dwarf galaxy rotation curves.</text:span><text:span text:style-name="T262"> MNRAS. 452: 3650. [arxiv:1504.01437]</text:span></text:p>
        </text:list-item>
        <text:list-item>
          <text:p text:style-name="P148"><text:span text:style-name="T262">Taranu, Hudson, Balogh, Smith, Power, </text:span><text:span text:style-name="T276">Oman</text:span><text:span text:style-name="T262">, Krane (2014). </text:span><text:span text:style-name="T245">Quenching star formation in cluster galaxies.</text:span><text:span text:style-name="T262"> MNRAS 440: 1934. [arxiv:1211.3411]</text:span></text:p>
        </text:list-item>
        <text:list-item>
          <text:p text:style-name="P148"><text:span text:style-name="T276">Oman</text:span><text:span text:style-name="T262">, Hudson and Behroozi (2013). </text:span><text:span text:style-name="T245">Disentangling satellite galaxy populations using orbit tracking in simulations.</text:span><text:span text:style-name="T262"> MNRAS 431: 2307. [arxiv:1301.6757]</text:span></text:p>
        </text:list-item>
      </text:list>
      <text:p text:style-name="P143"><text:span text:style-name="T304">O</text:span><text:span text:style-name="T299">ther refereed publications</text:span></text:p>
      <text:list xml:id="list121331337733622" text:continue-numbering="true" text:style-name="L1">
        <text:list-item>
          <text:p text:style-name="P159"><text:span text:style-name="T349">O</text:span><text:span text:style-name="T357">man</text:span><text:span text:style-name="T344"> (2025). </text:span><text:span text:style-name="Emphasis"><text:span text:style-name="T392">SWIFTGalaxy: a python package to work with particle groups from SWIFT simulation</text:span></text:span><text:span text:style-name="Emphasis"><text:span text:style-name="T393">s. </text:span></text:span><text:span text:style-name="Emphasis"><text:span text:style-name="T344">JOSS </text:span></text:span><text:span text:style-name="Emphasis"><text:span text:style-name="T345">10: 9278</text:span></text:span><text:span text:style-name="Emphasis"><text:span text:style-name="T344">. </text:span></text:span><text:span text:style-name="Emphasis"><text:span text:style-name="T346">[arxiv:2510.22328]</text:span></text:span></text:p>
        </text:list-item>
        <text:list-item>
          <text:p text:style-name="P149"><text:span text:style-name="T277">O</text:span><text:span text:style-name="T278">man</text:span><text:span text:style-name="T267"> (2024). </text:span><text:span text:style-name="T247">MARTINI: Mock Array Radio Telescope Interferometry of the Neutral ISM.</text:span><text:span text:style-name="T267"> JOSS 9: 6860. </text:span><text:span text:style-name="T268">[arxiv:</text:span><text:span text:style-name="T283">2406.05574</text:span><text:span text:style-name="T268">]</text:span></text:p>
        </text:list-item>
        <text:list-item>
          <text:p text:style-name="P145"><text:span text:style-name="T277">Oman</text:span><text:span text:style-name="T269">, Starkenburg and Navarro (2018). </text:span><text:span text:style-name="T246">The “building blocks” of stellar haloes.</text:span><text:span text:style-name="T269"> Galaxies 5: 33. [arxiv:1708.00929]</text:span></text:p>
          <text:p text:style-name="P155">Non-refereed publications &amp; software</text:p>
        </text:list-item>
        <text:list-item>
          <text:p text:style-name="P154"><text:span text:style-name="T60">Oman</text:span><text:span text:style-name="T61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150"><text:soft-page-break/><text:span text:style-name="T61">Read, Steger, Walker, Genina, Frenk, Cole, </text:span><text:span text:style-name="T306">Ben</text:span><text:span text:style-name="T394">ítez-Llambay, </text:span><text:span text:style-name="T391">Ludlow, Navarro, </text:span><text:span text:style-name="T395">Oman</text:span><text:span text:style-name="T391">, Robertson, Collins, Ibata, Rich, Martin, Peñarrubia. Chapman, Tollerud and Weisz (2023). </text:span><text:span text:style-name="T380">GravSphere: Jeans modelling code.</text:span><text:span text:style-name="T391"> Astrophysics Source Code Library 2312.009.</text:span></text:p>
        </text:list-item>
        <text:list-item>
          <text:p text:style-name="P151"><text:span text:style-name="T60">Oman</text:span><text:span text:style-name="T61">, Brouwer, Ludlow and Navarro (2020). </text:span><text:span text:style-name="T32">Observational constraints on the slope of the radial acceleration relation at low accelerations.</text:span><text:span text:style-name="T61"> [arxiv:2006.06700]</text:span></text:p>
        </text:list-item>
        <text:list-item>
          <text:p text:style-name="P152"><text:span text:style-name="T60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52"><text:span text:style-name="T307">Oman</text:span><text:span text:style-name="T299"> (2017). </text:span><text:span text:style-name="T241">The APOSTLE simulations: Rotation curves derived from synthetic 21-cm observations.</text:span><text:span text:style-name="T299"> Rediscovering our Galaxy, Proceedings of the IAU Symposium 334: 213. [arXiv: 1712.02562]</text:span></text:p>
        </text:list-item>
        <text:list-item>
          <text:p text:style-name="P153"><text:span text:style-name="T289">Fattahi, Navarro, Sawala, Frenk, Sales, </text:span><text:span text:style-name="T284">Oman</text:span><text:span text:style-name="T289">, Schaller and Wang (2016). </text:span><text:span text:style-name="T249">The cold dark matter content of Galactic dwarf spheroidals: no cores, no failures, no problem.</text:span><text:span text:style-name="T289"> [arxiv:1607.06479]</text:span></text:p>
        </text:list-item>
        <text:list-item>
          <text:p text:style-name="P153"><text:span text:style-name="T298">Sawala, Frenk, Fattahi, Navarro, Bower, Crain, Dalla Vecchia, Furlong, Helly, Jenkins, </text:span><text:span text:style-name="T288">Oman</text:span><text:span text:style-name="T298">, Scahller, Schaye, Theuns, Trayford and White (2014). </text:span><text:span text:style-name="T253">Local Group galaxies emerge from the dark.</text:span><text:span text:style-name="T298"> [arxiv:1412.2748]</text:span></text:p>
        </text:list-item>
      </text:list>
      <text:p text:style-name="P20"><text:span text:style-name="T401">Conferences and Workshops</text:span><text:tab/></text:p>
      <text:p text:style-name="P140"><text:span text:style-name="T187"><text:tab/></text:span><text:span text:style-name="T188">Contributed talk at </text:span><text:span text:style-name="T189">“Pathfinder HI Survey Coordination Committee workshop”<text:tab/></text:span><text:span text:style-name="T188">Sept 2025<text:line-break/><text:tab/> <text:s/>Cagliari, Italy</text:span></text:p>
      <text:p text:style-name="P130"><text:span text:style-name="T187"><text:tab/></text:span><text:span text:style-name="T188">SOC at “AstroDat”<text:tab/>Sept 2025<text:line-break/><text:tab/> <text:s/>Durham University, Durham, UK</text:span></text:p>
      <text:p text:style-name="P107"><text:tab/>Contributed talk at “NAM2025/Galaxy formation simulations at the frontier”<text:tab/>July 2025<text:line-break/><text:tab/> <text:s/>Durham University, Durham, UK</text:p>
      <text:p text:style-name="P130"><text:span text:style-name="T187"><text:tab/></text:span><text:span text:style-name="T190">SOC at “SWAN Universe workshop”<text:tab/>Dec 2024<text:line-break/><text:tab/> <text:s/>ICRAR UWA, Perth, Australia</text:span></text:p>
      <text:p text:style-name="P131"><text:span text:style-name="T190"><text:tab/></text:span><text:span text:style-name="T163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84"><text:span text:style-name="T187"><text:tab/></text:span><text:span text:style-name="T191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85"><text:span text:style-name="T187"><text:tab/></text:span><text:span text:style-name="T192">SOC at “Small galaxies, cosmic questions II”<text:tab/>Aug 2024<text:line-break/><text:tab/> <text:s/>Durham University, Durham, United Kingdom</text:span></text:p>
      <text:p text:style-name="P85"><text:span text:style-name="T187"><text:tab/></text:span><text:span text:style-name="T193">Contributed talk at “Towards unified sub-grid prescriptions for galaxy mode</text:span><text:span text:style-name="T191">l</text:span><text:span text:style-name="T193">ling”<text:tab/>Sept 2023<text:line-break/><text:tab/> <text:s/>Lorentz Centre, Leiden, The Netherlands</text:span></text:p>
      <text:p text:style-name="P83"><text:span text:style-name="T187"><text:tab/></text:span><text:span text:style-name="T193">Contributed talk at “FiatLux”<text:tab/>Jun 2023<text:line-break/><text:tab/> <text:s/>Centro Mariapoli, Castel Gandolfo, Italy</text:span></text:p>
      <text:p text:style-name="P83"><text:span text:style-name="T187"><text:tab/></text:span><text:span text:style-name="T167">Contributed talk at </text:span><text:span text:style-name="T189">“Pathfinder HI Survey Coordination Committee workshop”<text:tab/></text:span><text:span text:style-name="T167">Mar 2023<text:line-break/><text:tab/> <text:s/>University of Cape Town, Cape Town, South Africa</text:span></text:p>
      <text:p text:style-name="P86"><text:soft-page-break/><text:span text:style-name="T187"><text:tab/></text:span><text:span text:style-name="T167">Poster at “IAUS 379: Dynamical masses of Local Group galaxies”<text:tab/>Mar 2023<text:line-break/><text:tab/> <text:s/>Telegrafenberg, Potsdam, Germany</text:span></text:p>
      <text:p text:style-name="P87"><text:span text:style-name="T187"><text:tab/></text:span><text:span text:style-name="T194">Contributed talk at “Virgo meeting”<text:tab/>Jul 2022<text:line-break/><text:tab/> <text:s/></text:span><text:span text:style-name="T195">Max-Planck Institute for Astrophysics, Garching, Germany</text:span></text:p>
      <text:p text:style-name="P88"><text:span text:style-name="T187"><text:tab/></text:span><text:span text:style-name="T196">Contributed</text:span><text:span text:style-name="T197"> talk at “</text:span><text:span text:style-name="T196">EAS2022/</text:span><text:span text:style-name="T197">SS8: D</text:span><text:span text:style-name="T210">warf galaxies beyond the Local Group”</text:span><text:span text:style-name="T211"><text:tab/></text:span><text:span text:style-name="T210">Jun 2022<text:line-break/><text:tab/> <text:s/>Valencia Conference Centre, Valencia, Spain</text:span></text:p>
      <text:p text:style-name="P132"><text:span text:style-name="T187"><text:tab/></text:span><text:span text:style-name="T196">Poster</text:span><text:span text:style-name="T197"> at “EAS2022/S4: Satellite galaxies and tidal streams”</text:span><text:span text:style-name="T187"><text:tab/></text:span><text:span text:style-name="T197">Jun 2022<text:line-break/><text:tab/> <text:s/>Valencia Conference Centre, Valencia, Spain</text:span></text:p>
      <text:p text:style-name="P89"><text:span text:style-name="T211"><text:tab/></text:span><text:span text:style-name="T210">Invited talk at “EAS2022/SS5: Neutral hydrogen”</text:span><text:span text:style-name="T211"><text:tab/></text:span><text:span text:style-name="T210">Jun 2022</text:span><text:span text:style-name="T197"><text:line-break/><text:tab/> <text:s/>Valencia Conference Centre, Valencia, Spain</text:span></text:p>
      <text:p text:style-name="P108"><text:tab/>Contributed talk at “Durham Edinburgh Exchange”<text:tab/>Jan 2022<text:line-break/><text:tab/> <text:s/>Virtual meeting</text:p>
      <text:p text:style-name="P96"><text:span text:style-name="T63"><text:tab/></text:span><text:span text:style-name="T81">Contributed talk at “Heraeus Seminar: Astrophysical windows on dark matter”<text:tab/>Nov 2021<text:line-break/><text:tab/> <text:s/>The Royal Society, London, United Kingdom</text:span></text:p>
      <text:p text:style-name="P97"><text:span text:style-name="T63"><text:tab/></text:span><text:span text:style-name="T82">Contributed talk </text:span><text:span text:style-name="T83">&amp; 2 posters</text:span><text:span text:style-name="T82"> at “National Astronomy Meeting 2021”<text:tab/>Jul 2021<text:line-break/><text:tab/> <text:s/>Virtual meeting</text:span></text:p>
      <text:p text:style-name="P98"><text:span text:style-name="T63"><text:tab/></text:span><text:span text:style-name="T82">SOC at “EAS2021/SS24: The role of nurture on the SF cycle in satellite </text:span><text:span text:style-name="T84">galaxies</text:span><text:span text:style-name="T82">”<text:tab/>Jun 2021<text:line-break/><text:tab/> <text:s/>Virtual meeting</text:span></text:p>
      <text:p text:style-name="P98"><text:span text:style-name="T63"><text:tab/></text:span><text:span text:style-name="T85">Contributed talk at “Durham Edinburgh Exchange”</text:span><text:span text:style-name="T63"><text:tab/></text:span><text:span text:style-name="T85">Jan 2021<text:line-break/><text:tab/> <text:s/>Virtual meeting</text:span></text:p>
      <text:p text:style-name="P109"><text:tab/>Contributed talk at “South American Dark Matter”<text:tab/>Dec 2020<text:line-break/><text:tab/> <text:s/>Virtual meeting</text:p>
      <text:p text:style-name="P109"><text:tab/>Contributed talk at “WALLABY Science Day”<text:tab/>Nov 2020<text:line-break/><text:tab/> <text:s/>Virtual meeting</text:p>
      <text:p text:style-name="P99"><text:span text:style-name="T63"><text:tab/></text:span><text:span text:style-name="T86">Invited talk at “Pathfinder HI Survey Coordination Committee workshop”<text:tab/>May 2020<text:line-break/><text:tab/> <text:s/>Virtual meeting</text:span></text:p>
      <text:p text:style-name="P100"><text:span text:style-name="T63"><text:tab/></text:span><text:span text:style-name="T86">Participant at “Virgo meeting”<text:tab/>Jan 2020<text:line-break/><text:tab/> <text:s/>Durham University, Durham, United Kingdom</text:span></text:p>
      <text:p text:style-name="P100"><text:span text:style-name="T63"><text:tab/></text:span><text:span text:style-name="T86">Contributed talk at “Durham Edinburgh Exchange”<text:tab/>Jan 2020<text:line-break/><text:tab/> <text:s/>Durham University, Durham, United Kingdom</text:span></text:p>
      <text:p text:style-name="P100"><text:span text:style-name="T63"><text:tab/></text:span><text:span text:style-name="T86">Contributed talk at “Galaxy evolution in a new era of HI surveys”<text:tab/>Aug 2019<text:line-break/><text:tab/> <text:s/>Munich Institute for Astro- and Particle Physics, Munich, Germany</text:span></text:p>
      <text:p text:style-name="P102"><text:span text:style-name="T61"><text:tab/></text:span><text:span text:style-name="T86">Contributed talk at “</text:span><text:span text:style-name="T87">Small galaxies, cosmic questions</text:span><text:span text:style-name="T86">”<text:tab/>Jul 2019<text:line-break/><text:tab/> <text:s/>Durham University, Durham, United Kingdom</text:span></text:p>
      <text:p text:style-name="P103"><text:span text:style-name="T61"><text:tab/></text:span><text:span text:style-name="T86">Contributed t</text:span><text:span text:style-name="T88">alk at “Computational cosmology”<text:tab/>Dec 2018<text:line-break/><text:tab/> <text:s/>Lorentz Centre, Leiden, The Netherlands</text:span></text:p>
      <text:p text:style-name="P101"><text:soft-page-break/><text:span text:style-name="T63"><text:tab/></text:span><text:span text:style-name="T88">Participant at </text:span><text:span text:style-name="T63">“</text:span><text:span text:style-name="T88">Blaauw Workshop: Galaxy dynamics in the current era”<text:tab/>Nov 2018<text:line-break/><text:tab/> <text:s/>Kapteyn Institute, Groningen, The Netherlands</text:span></text:p>
      <text:p text:style-name="P104"><text:span text:style-name="T61"><text:tab/></text:span><text:span text:style-name="T88">Contributed talk at “The HI/Story of the nearby Universe”<text:tab/>Sept 2018<text:line-break/><text:tab/> <text:s/>Kapteyn Institute/ASTRON, Groningen, The Netherlands</text:span></text:p>
      <text:p text:style-name="P101"><text:span text:style-name="T63"><text:tab/></text:span><text:span text:style-name="T88">Contributed talk at “Tensions in the LCDM paradigm”<text:tab/>May 2018<text:line-break/><text:tab/> <text:s/>Mainz Institute for Theoretical Physics, Mainz, Germany</text:span></text:p>
      <text:p text:style-name="P105"><text:span text:style-name="T61"><text:tab/></text:span><text:span text:style-name="T88">Poster at “The small-scale structure of cold(?) dark matter”<text:tab/>Ap</text:span><text:span text:style-name="T84">r</text:span><text:span text:style-name="T88"> 2018<text:line-break/><text:tab/> <text:s/>Kavli Institute for Theoretical Physics, Santa Barbara, USA</text:span></text:p>
      <text:p text:style-name="P106"><text:span text:style-name="T61"><text:tab/></text:span><text:span text:style-name="T88">Contributed talk at “Virgo meeting”<text:tab/>Dec 2017<text:line-break/><text:tab/> <text:s/>Max-Planck Institute for Astrophysics, Garching, Germany</text:span></text:p>
      <text:p text:style-name="P33"><text:span text:style-name="T215"><text:tab/>Invited talk at </text:span><text:span text:style-name="T41">“</text:span><text:span text:style-name="T215">IAUS 334: Rediscovering our Galaxy”<text:tab/>Jul 2017<text:line-break/><text:tab/> <text:s/>Telegrafenberg, Potsdam, Germany</text:span></text:p>
      <text:p text:style-name="P58"><text:span text:style-name="T213"><text:tab/></text:span><text:span text:style-name="T216">Contributed talk at “On the origin of baryonic galaxy haloes”<text:tab/>Mar 2017<text:line-break/><text:tab/> <text:s/>Observat</text:span><text:span text:style-name="T375">o</text:span><text:span text:style-name="T216">rio Astron</text:span><text:span text:style-name="T375">ómico de Quit</text:span><text:span text:style-name="T376">o</text:span><text:span text:style-name="T375">, Galapagos Islands, Ecuador</text:span></text:p>
      <text:p text:style-name="P93"><text:tab/>Contributed talk at “Northwest astronomy meeting”<text:tab/>Oct 2016<text:line-break/><text:tab/> <text:s/>Western Washington University, Bellingham, USA</text:p>
      <text:p text:style-name="P94"><text:tab/>Contributed talk at “Dark matter in the Milky Way”<text:tab/>May 2016<text:line-break/><text:tab/> <text:s/>Johannes Gutenburg University, Mainz, Germany</text:p>
      <text:p text:style-name="P95"><text:tab/>Contributed talk at “Dark matter on the smallest scales”<text:tab/>Apr 2016<text:line-break/><text:tab/> <text:s/>University of Leiden, Leiden, Netherlands</text:p>
      <text:p text:style-name="P141"><text:tab/>Contributed talk at “Potsdam thinkshop XIII: Near field cosmology”<text:tab/>Mar 2016<text:line-break/><text:tab/> <text:s/>Innsbruck University Centre, Obergurgl, Austria</text:p>
      <text:p text:style-name="P34"><text:span text:style-name="T375"><text:tab/></text:span><text:span text:style-name="T377">Participant at “HiPACC Summer School: AstroInformatics”<text:tab/>Aug 2012<text:line-break/><text:tab/> <text:s/>University of California </text:span><text:span text:style-name="T378">at </text:span><text:span text:style-name="T377">San Diego, San Diego, USA</text:span></text:p>
      <text:p text:style-name="P59"><text:span text:style-name="T374"><text:tab/></text:span><text:span text:style-name="T379">Poster at “Star formation and gas reservoirs in nearby groups and clusters”<text:tab/>Jul 2012<text:line-break/><text:tab/> <text:s/>Union College, Schenectady, USA</text:span></text:p>
      <text:p text:style-name="P15"><text:span text:style-name="T402">Invited </text:span><text:span text:style-name="T403">Colloquia &amp; </text:span><text:span text:style-name="T402">Seminars</text:span><text:tab/></text:p>
      <text:p text:style-name="P110"><text:tab/><text:span text:style-name="T404">Seminar: University of Ghent Department of Physics &amp; Astronomy, Belgium<text:tab/>Jun 2025</text:span></text:p>
      <text:p text:style-name="P113"><text:tab/>Colloquium: ICRAR, University of Western Australia, Australia<text:tab/>Mar 2024</text:p>
      <text:p text:style-name="P114"><text:tab/>Colloquium: Cardiff University School of Physics &amp; Astronomy, UK<text:tab/>Nov 2023</text:p>
      <text:p text:style-name="P111"><text:tab/><text:span text:style-name="T405">Seminar: University of Edinburgh Institute for Astronomy, UK<text:tab/>Nov 2022</text:span></text:p>
      <text:p text:style-name="P115"><text:tab/>Seminar: University College London Cosmoparticle Initiative, UK<text:tab/>Mar 2022</text:p>
      <text:p text:style-name="P112"><text:tab/>Seminar: International Centre for Radio Astronomy Research, Australia<text:tab/>Aug 2021</text:p>
      <text:p text:style-name="P116"><text:span text:style-name="T403"><text:tab/>Colloquium: </text:span><text:span text:style-name="T406">Queen’s University Department of Physics and Astronomy, Canada<text:tab/>Jan 202</text:span><text:span text:style-name="T407">1</text:span></text:p>
      <text:p text:style-name="P69"><text:span text:style-name="T198"><text:tab/></text:span><text:span text:style-name="T199">Seminar</text:span><text:span text:style-name="T200">: </text:span><text:span text:style-name="T172">University of Nottingham School of Physics and Astronomy, UK<text:tab/>Dec 2020</text:span></text:p>
      <text:p text:style-name="P117"><text:soft-page-break/><text:span text:style-name="T408"><text:tab/></text:span><text:span text:style-name="T409">Seminar</text:span><text:span text:style-name="T403">: </text:span><text:span text:style-name="T406">Oxford University Department of Physics, UK<text:tab/>Oct 2020</text:span></text:p>
      <text:p text:style-name="P117"><text:span text:style-name="T408"><text:tab/></text:span><text:span text:style-name="T403">Seminar: </text:span><text:span text:style-name="T408">Universidade Federal do Esp</text:span><text:span text:style-name="T396">í</text:span><text:span text:style-name="T408">rito Santo Department of Physics, Brazil<text:tab/>Jul 2020</text:span></text:p>
      <text:p text:style-name="P121"><text:tab/><text:span text:style-name="T403">Colloquium: </text:span>University of Edinburgh Institute for Astronomy, UK<text:tab/>Feb 2020</text:p>
      <text:p text:style-name="P118"><text:tab/><text:span text:style-name="T403">Seminar: </text:span><text:span text:style-name="T408">Deutsches Elektronen-Synchrotron DESY, Germany<text:tab/>Nov 2019</text:span></text:p>
      <text:p text:style-name="P122"><text:tab/><text:span text:style-name="T403">Seminar: </text:span>University of Surrey Physics Department, UK<text:tab/>Sept 2017</text:p>
      <text:p text:style-name="P119"><text:tab/><text:span text:style-name="T403">Seminar: </text:span>University of Cambridge Institute of Astronomy, UK<text:tab/>May 2016</text:p>
      <text:p text:style-name="P120"><text:tab/><text:span text:style-name="T403">Seminar: </text:span>Astrophysics Institute Potsdam, Germany<text:tab/>Apr 2016</text:p>
      <text:p text:style-name="P120"><text:tab/><text:span text:style-name="T403">Seminar: </text:span>University of Washington Physics &amp; Astronomy Department, USA<text:tab/>Feb 2016</text:p>
      <text:p text:style-name="P120"><text:tab/><text:span text:style-name="T403">Seminar: </text:span>University of Waterloo Physics &amp; Astronomy Department, Canada<text:tab/>Dec 2014</text:p>
      <text:p text:style-name="P8"><text:span text:style-name="T58">Public Talks &amp; Outreach</text:span><text:span text:style-name="T56"><text:tab/></text:span></text:p>
      <text:p text:style-name="P70"><text:span text:style-name="T187"><text:tab/></text:span><text:span text:style-name="T201">Public talk: Newcastle Astronomical Society<text:tab/>Sept 2024</text:span></text:p>
      <text:p text:style-name="P70"><text:span text:style-name="T187"><text:tab/></text:span><text:span text:style-name="T202">Radio Astro Interviewee at IAU GA XXXIII<text:tab/>Aug 2024</text:span></text:p>
      <text:p text:style-name="P70"><text:span text:style-name="T187"><text:tab/></text:span><text:span text:style-name="T203">Caf</text:span><text:span text:style-name="T347">é</text:span><text:span text:style-name="T270"> Scientifique Durham speaker<text:tab/>May 2024</text:span></text:p>
      <text:p text:style-name="P71"><text:span text:style-name="T270"><text:tab/></text:span><text:span text:style-name="T271">Durham Schools Science Festival demonstrator<text:tab/>Mar 2024</text:span></text:p>
      <text:p text:style-name="P71"><text:span text:style-name="T187"><text:tab/></text:span><text:span text:style-name="T193">Street Cosmos at Blackhall demonstrator<text:tab/>Aug 2023</text:span></text:p>
      <text:p text:style-name="P65"><text:span text:style-name="T187"><text:tab/></text:span><text:span text:style-name="T204">Ogden Centre for Fundamental Physics </text:span><text:span text:style-name="T28">Ogden@20</text:span><text:span text:style-name="T204"> open day demonstrator<text:tab/>Nov 2022</text:span></text:p>
      <text:p text:style-name="P127"><text:span text:style-name="T123"><text:tab/></text:span><text:span text:style-name="T135">Celebrate Science! Durham demonstrator<text:tab/>Oct 2022</text:span></text:p>
      <text:p text:style-name="P128"><text:span text:style-name="T123"><text:tab/></text:span><text:span text:style-name="T136">Public talk: Sunderland Astronomical Society<text:tab/>Nov 2021</text:span></text:p>
      <text:p text:style-name="P129"><text:span text:style-name="T123"><text:tab/></text:span><text:span text:style-name="T137">Nuffield Foundation research placement host </text:span><text:span text:style-name="T138">for J. Turnbull</text:span><text:span text:style-name="T137"><text:tab/></text:span><text:span text:style-name="T136">Aug</text:span><text:span text:style-name="T137"> 2021</text:span></text:p>
      <text:p text:style-name="P123"><text:tab/>Royal Society Summer Science Exhibition Workshop<text:tab/>Jul 2021</text:p>
      <text:p text:style-name="P72"><text:span text:style-name="T29"><text:tab/></text:span><text:span text:style-name="T205">Public talk: </text:span><text:span text:style-name="T217">Rato Bangala School Science Club</text:span><text:span text:style-name="T206">, Nepal<text:tab/>Jul 20</text:span><text:span text:style-name="T207">20</text:span></text:p>
      <text:p text:style-name="P73"><text:span text:style-name="T207"><text:tab/></text:span><text:span text:style-name="T208">Durham ICC School visit</text:span><text:span text:style-name="T193">s</text:span><text:span text:style-name="T208"><text:tab/>Jan 2020 – </text:span><text:span text:style-name="T193">present</text:span></text:p>
      <text:p text:style-name="P124"><text:tab/>Celebrate Science! Durham demonstrator<text:tab/>Oct 2019</text:p>
      <text:p text:style-name="P23"><text:span text:style-name="T217"><text:tab/>Meet the IAU astronomers! programme member<text:tab/>2019 </text:span><text:span text:style-name="T218">– </text:span><text:span text:style-name="T217">present</text:span></text:p>
      <text:p text:style-name="P23"><text:span text:style-name="T41"><text:tab/></text:span><text:span text:style-name="T219">Public </text:span><text:span text:style-name="T217">t</text:span><text:span text:style-name="T219">alk: RAS of Canada, Victoria chapter monthly meeting<text:tab/>Apr 2017</text:span></text:p>
      <text:p text:style-name="P24"><text:span text:style-name="T41"><text:tab/></text:span><text:span text:style-name="T220">Public talk: Dominion Astrophysical Observatory </text:span><text:span text:style-name="T221">s</text:span><text:span text:style-name="T220">ummer star parties<text:tab/>Jul 2016</text:span></text:p>
      <text:p text:style-name="P25"><text:span text:style-name="T222"><text:tab/></text:span><text:span text:style-name="T223">University of Victoria Student Radio CFUV “Beyond the Jargon” interviewee<text:tab/>Dec 2016</text:span></text:p>
      <text:p text:style-name="P26"><text:span text:style-name="T220"><text:tab/></text:span><text:span text:style-name="T224">Public talk: SPACE: Students in Physics and Astronomy Communication<text:tab/>Jul 2016<text:line-break/><text:tab/> <text:s/>Enrichment</text:span></text:p>
      <text:p text:style-name="P120"><text:tab/>Public talk: SPACE: Students in Physics and Astronomy Communication<text:tab/>Aug 2015<text:line-break/><text:tab/> <text:s/>Enrichment</text:p>
      <text:p text:style-name="P125"><text:soft-page-break/><text:tab/>University of Victoria Observatory tours for various school, youth and <text:tab/>2015 – <text:span text:style-name="T410">2017</text:span><text:line-break/><text:tab/> <text:s/>general public groups<text:tab/></text:p>
      <text:p text:style-name="P126"><text:tab/><text:span text:style-name="T411">Contributor of &gt;250 physics &amp; astrophysics answers to public questions on the <text:tab/>2013 </text:span>– <text:span text:style-name="T411">present<text:line-break/><text:tab/> <text:s/>PhysicsSE Q&amp;A platform (physics.stackexchange.com/users/11053/kyle-oman)</text:span></text:p>
      <text:p text:style-name="P9"><text:span text:style-name="T59">Professional </text:span><text:span text:style-name="T53">Citizenship</text:span><text:span text:style-name="T55"><text:tab/></text:span></text:p>
      <text:p text:style-name="P74"><text:span text:style-name="T134"><text:tab/>Re</text:span><text:span text:style-name="T139">feree </text:span><text:span text:style-name="T134">for </text:span><text:span text:style-name="T140">MNRAS, ApJ, </text:span><text:span text:style-name="T141">A&amp;A,</text:span><text:span text:style-name="T140"> </text:span><text:span text:style-name="T142">NatAs, </text:span><text:span text:style-name="T143">PRL, </text:span><text:span text:style-name="T140">JCAP, </text:span><text:span text:style-name="T144">OJA, </text:span><text:span text:style-name="T145">JOSS,</text:span><text:span text:style-name="T134"><text:tab/>2016 – present<text:line-break/><text:tab/> <text:s/></text:span><text:span text:style-name="T145">Chinese Physics C</text:span></text:p>
      <text:p text:style-name="P75"><text:span text:style-name="T134"><text:tab/></text:span><text:span text:style-name="T135">Durham Astronomy &amp; Instrumentation internal mini-conference organiser<text:tab/>Jun 2022</text:span><text:span text:style-name="T123"><text:tab/></text:span></text:p>
      <text:p text:style-name="P27"><text:span text:style-name="T73"><text:tab/>Durham Physics Research Staff Consultative Committee m</text:span><text:span text:style-name="T89">ember</text:span><text:span text:style-name="T73"><text:tab/>2019 </text:span><text:span text:style-name="T72">– </text:span><text:span text:style-name="T90">present<text:line-break/><text:tab/> <text:s/>as co-chair: 2020 – 2023</text:span></text:p>
      <text:p text:style-name="P27"><text:span text:style-name="T73"><text:tab/></text:span><text:span text:style-name="T91">Durham Astronomy PhD admissions interview panellist<text:tab/>2020</text:span></text:p>
      <text:p text:style-name="P28"><text:span text:style-name="T73"><text:tab/>Durham Astronomy </text:span><text:span text:style-name="T89">ICC </text:span><text:span text:style-name="T73">postdoctoral representative </text:span><text:span text:style-name="T86">to </text:span><text:span text:style-name="T89">astronomy group</text:span><text:span text:style-name="T73"><text:tab/>20</text:span><text:span text:style-name="T89">20</text:span><text:span text:style-name="T73"> </text:span><text:span text:style-name="T72">– </text:span><text:span text:style-name="T70">2023</text:span></text:p>
      <text:p text:style-name="P76"><text:span text:style-name="T131"><text:tab/>Durham Astronomy Friday seminar co-organizer<text:tab/>2019 </text:span><text:span text:style-name="T129">– </text:span><text:span text:style-name="T143">2020</text:span></text:p>
      <text:p text:style-name="P28"><text:span text:style-name="T73"><text:tab/>Kapteyn Institute Monday seminar co-organizer<text:tab/>2018 </text:span><text:span text:style-name="T72">– </text:span><text:span text:style-name="T73">2019</text:span></text:p>
      <text:p text:style-name="P29"><text:span text:style-name="T80"><text:tab/></text:span><text:span text:style-name="T92">Funding proposal reviews for </text:span><text:span text:style-name="T93">UKRI/STFC (UK), SNF (Switzerland),<text:tab/>2018<text:line-break/><text:tab/> <text:s/></text:span><text:span text:style-name="T92">FWO (Belgium), Conicyt (Chile)</text:span></text:p>
      <text:p text:style-name="P29"><text:span text:style-name="T92"><text:tab/></text:span><text:span text:style-name="T94">Observing proposal reviews for CFHT, Gemini.<text:tab/>2022 – present</text:span></text:p>
      <text:p text:style-name="P44"><text:tab/>University of Victoria Physics &amp; Astronomy graduate student association<text:tab/>2014 – 2015<text:line-break/><text:tab/> <text:s text:c="2"/>vice-chair</text:p>
      <text:p text:style-name="P45"><text:tab/>University of Victoria astronomy group weekly discussion meeting chair<text:tab/>2014 – 2015</text:p>
      <text:p text:style-name="P45"><text:tab/>University of Victoria graduate student representative to department<text:tab/>2014 – 2015</text:p>
      <text:p text:style-name="P45"><text:tab/>University of Waterloo undergraduate student representative to department<text:tab/>2008 – 2011</text:p>
      <text:p text:style-name="P10"><text:span text:style-name="T54">Training &amp; professional development</text:span><text:span text:style-name="T55"><text:tab/></text:span></text:p>
      <text:p text:style-name="P133"><text:span text:style-name="T134"><text:tab/></text:span><text:span text:style-name="T146">Leadership effectiveness<text:tab/>Oct 2024<text:line-break/><text:tab/> <text:s/>The Royal Society &amp; ICL Business School</text:span></text:p>
      <text:p text:style-name="P133"><text:span text:style-name="T134"><text:tab/></text:span><text:span text:style-name="T147">Introduction to </text:span><text:span text:style-name="T148">m</text:span><text:span text:style-name="T147">anagement<text:tab/>Sept 2024<text:line-break/><text:tab/> <text:s/>The Royal Society &amp; ICL Business School</text:span></text:p>
      <text:p text:style-name="P133"><text:span text:style-name="T147"><text:tab/></text:span><text:span text:style-name="T146">Getting started with doctoral supervision<text:tab/>Jan 2024<text:line-break/><text:tab/> <text:s/>Durham Centre for Academic Development (DCAD)</text:span></text:p>
      <text:p text:style-name="P134"><text:span text:style-name="T147"><text:tab/></text:span><text:span text:style-name="T121">Research-informed public engagement<text:tab/>Jul 2023<text:line-break/><text:tab/> <text:s/>DiRAC &amp; Science Museums Group</text:span></text:p>
      <text:p text:style-name="P16"><text:soft-page-break/><text:span text:style-name="T412">Professional Memberships</text:span><text:tab/></text:p>
      <text:p text:style-name="P60"><text:span text:style-name="T95"><text:tab/></text:span><text:span text:style-name="T89">WALLABY survey member (Technical Working Group 1)</text:span><text:span text:style-name="T95"><text:tab/></text:span><text:span text:style-name="T89">2020 </text:span><text:span text:style-name="T61">–</text:span><text:span text:style-name="T89"> present<text:line-break/><text:tab/> <text:s/></text:span><text:span text:style-name="T96">TWG 1 co-chair: 2024 – present</text:span></text:p>
      <text:p text:style-name="P60"><text:span text:style-name="T96"><text:tab/></text:span><text:span text:style-name="T97">MIGHTEE-HI survey member<text:tab/>2023 – present</text:span></text:p>
      <text:p text:style-name="P60"><text:span text:style-name="T89"><text:tab/>MHONGOOSE survey member<text:tab/>2020 </text:span><text:span text:style-name="T61">– </text:span><text:span text:style-name="T89">present</text:span></text:p>
      <text:p text:style-name="P77"><text:span text:style-name="T143"><text:tab/></text:span><text:span text:style-name="T149">SKA </text:span><text:span text:style-name="T142">Cosmology</text:span><text:span text:style-name="T149"> Science Working Group member<text:tab/>202</text:span><text:span text:style-name="T142">2</text:span><text:span text:style-name="T149"> </text:span><text:span text:style-name="T134">– </text:span><text:span text:style-name="T149">present</text:span></text:p>
      <text:p text:style-name="P61"><text:span text:style-name="T89"><text:tab/></text:span><text:span text:style-name="T98">SKA HI Galaxy Science Working Group member<text:tab/>2021 </text:span><text:span text:style-name="T61">– </text:span><text:span text:style-name="T98">present</text:span></text:p>
      <text:p text:style-name="P63"><text:span text:style-name="T89"><text:tab/></text:span><text:span text:style-name="T61">Virgo Consortium for Cosmological Supercomputer Simulations </text:span><text:span text:style-name="T99">m</text:span><text:span text:style-name="T61">ember<text:tab/>2013 </text:span><text:span text:style-name="T80">– </text:span><text:span text:style-name="T61">present</text:span></text:p>
      <text:p text:style-name="P60"><text:span text:style-name="T95"><text:tab/></text:span><text:span text:style-name="T100">Canadian Astronomical Society (CASCA) Ordinary Member<text:tab/>2016 – </text:span><text:span text:style-name="T101">2019</text:span></text:p>
      <text:p text:style-name="P60"><text:span text:style-name="T101"><text:tab/></text:span><text:span text:style-name="T106">Royal Netherlands Astronomical Society Member<text:tab/>2017 – 2019</text:span></text:p>
      <text:p text:style-name="P46"><text:tab/>International Astronomical Union (IAU) Junior Member<text:tab/>2018 – present</text:p>
      <text:p text:style-name="P46"><text:tab/><text:span text:style-name="T413">Fellow of the Royal Astronomical Society<text:tab/>2024 – present</text:span></text:p>
      <text:p text:style-name="P46"><text:tab/><text:span text:style-name="T417">European Astronomical Society Member<text:tab/>2025 – present</text:span></text:p>
      <text:p text:style-name="P17"><text:span text:style-name="T414">Public codes &amp; utilities</text:span><text:tab/></text:p>
      <text:p text:style-name="P135"><text:span text:style-name="T150">A</text:span><text:span text:style-name="T121">s lead author:</text:span></text:p>
      <text:p text:style-name="P78"><text:span text:style-name="T150"><text:tab/></text:span><text:span text:style-name="T120">SWIFTGalaxy<text:tab/>2022</text:span><text:span text:style-name="T122"><text:line-break/><text:tab/> <text:s/>github.com/</text:span><text:span text:style-name="T151">SWIFTSIM</text:span><text:span text:style-name="T122">/swiftgalaxy</text:span></text:p>
      <text:p text:style-name="P62"><text:span text:style-name="T95"><text:tab/></text:span><text:span text:style-name="T102">MARTINI: Mock Array Radio Telescope Interferometry of the Neutral ISM<text:tab/>2019<text:line-break/><text:tab/> <text:s/>github.com/kyleaoman/martini<text:line-break/><text:tab/> <text:s/></text:span><text:span text:style-name="T103">Code reviewed through PyOpenSci &amp; published in JOSS</text:span></text:p>
      <text:p text:style-name="P47"><text:tab/>read_eagle (python-only version)<text:tab/>2019<text:line-break/><text:tab/> <text:s/>github.com/kyleaoman/pyread_eagle</text:p>
      <text:p text:style-name="P47"><text:tab/>eagleSQLTools (python3 version)<text:tab/>2018<text:line-break/><text:tab/> <text:s/>github.com/kyleaoman/eagleSqlTools</text:p>
      <text:p text:style-name="P48">As contributor:</text:p>
      <text:p text:style-name="P48"><text:tab/>astropy, SWIFTSimIO <text:span text:style-name="T415">(co-maintainer)</text:span>, <text:span text:style-name="T227">3D</text:span>Barolo</text:p>
      <text:p text:style-name="P15"><text:span text:style-name="T402">Languages</text:span><text:tab/></text:p>
      <text:p text:style-name="P26"><text:span text:style-name="T63"><text:tab/></text:span><text:span text:style-name="T95">English (native), French (native), </text:span><text:span text:style-name="T101">Dutch (basic)</text:span></text:p>
      <text:p text:style-name="P18"><text:span text:style-name="T416">Citizenship</text:span><text:tab/></text:p>
      <text:p text:style-name="P30"><text:span text:style-name="T95"><text:tab/></text:span><text:span text:style-name="T104">Canadian</text:span></text:p>
      <text:p text:style-name="P19"><text:soft-page-break/>References<text:tab/></text:p>
      <text:p text:style-name="P139"><text:span text:style-name="T152"><text:tab/>Prof. </text:span><text:span text:style-name="T136">Carlos Frenk</text:span><text:span text:style-name="T152"><text:line-break/><text:tab/></text:span><text:span text:style-name="T136">Institute for Computational Cosmology</text:span><text:span text:style-name="T153">, </text:span><text:span text:style-name="T136">Durham University</text:span><text:span text:style-name="T153"><text:line-break/><text:tab/>+</text:span><text:span text:style-name="T136">44 191 334 3641</text:span><text:span text:style-name="T153"><text:line-break/><text:tab/></text:span><text:a xlink:type="simple" xlink:href="mailto:c.s.frenk@durham.ac.uk" text:style-name="Internet_20_link" text:visited-style-name="Visited_20_Internet_20_Link"><text:span text:style-name="T136">c.s.frenk@durham.ac.uk</text:span></text:a></text:p>
      <text:p text:style-name="P35"><text:span text:style-name="T63"><text:tab/></text:span><text:span text:style-name="T105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105">sctrager@astro.rug.nl</text:span></text:a></text:p>
      <text:p text:style-name="P90"><text:span text:style-name="T113"><text:tab/></text:span><text:span text:style-name="T114">Prof. Julio Navarro</text:span><text:span text:style-name="T115"><text:line-break/></text:span><text:span text:style-name="T114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114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Arial, Helvetica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11-10T12:13:30.840162285">2025-11-10</text:date></text:span><text:tab/></text:p>
      </style:header-first>
      <style:footer>
        <text:p text:style-name="Footer"><text:tab/><text:page-number text:select-page="current">18</text:page-number> <text:span text:style-name="MT4">of </text:span><text:span text:style-name="MT4"><text:page-count>18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8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1.8.1$Linux_X86_64 LibreOffice_project/10$Build-1</meta:generator>
    <dc:date>2025-11-10T12:13:30.798499891</dc:date>
    <meta:editing-duration>P2DT1H37M16S</meta:editing-duration>
    <meta:editing-cycles>258</meta:editing-cycles>
    <meta:print-date>2025-08-16T05:00:36.162578272</meta:print-date>
    <meta:printed-by>PDF files</meta:printed-by>
    <meta:document-statistic meta:table-count="0" meta:image-count="1" meta:object-count="0" meta:page-count="18" meta:paragraph-count="286" meta:word-count="5180" meta:character-count="38984" meta:non-whitespace-character-count="33387"/>
  </office:meta>
</office:document-meta>
</file>